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4.3404166666667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7.9122916666667cm" style:use-optimal-column-width="true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4.15395833333333cm" style:use-optimal-column-width="true"/>
    </style:style>
    <style:style style:name="co11" style:family="table-column">
      <style:table-column-properties fo:break-before="auto" style:column-width="12.5677083333333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3.175cm" style:use-optimal-column-width="true"/>
    </style:style>
    <style:style style:name="co27" style:family="table-column">
      <style:table-column-properties fo:break-before="auto" style:column-width="2.936875cm" style:use-optimal-column-width="true"/>
    </style:style>
    <style:style style:name="co28" style:family="table-column">
      <style:table-column-properties fo:break-before="auto" style:column-width="3.36020833333333cm" style:use-optimal-column-width="true"/>
    </style:style>
    <style:style style:name="co29" style:family="table-column">
      <style:table-column-properties fo:break-before="auto" style:column-width="2.80458333333333cm" style:use-optimal-column-width="true"/>
    </style:style>
    <style:style style:name="co30" style:family="table-column">
      <style:table-column-properties fo:break-before="auto" style:column-width="2.24895833333333cm" style:use-optimal-column-width="true"/>
    </style:style>
    <style:style style:name="co31" style:family="table-column">
      <style:table-column-properties fo:break-before="auto" style:column-width="3.254375cm" style:use-optimal-column-width="true"/>
    </style:style>
    <style:style style:name="co32" style:family="table-column">
      <style:table-column-properties fo:break-before="auto" style:column-width="3.78354166666667cm" style:use-optimal-column-width="true"/>
    </style:style>
    <style:style style:name="co33" style:family="table-column">
      <style:table-column-properties fo:break-before="auto" style:column-width="3.14854166666667cm" style:use-optimal-column-width="true"/>
    </style:style>
    <style:style style:name="co34" style:family="table-column">
      <style:table-column-properties fo:break-before="auto" style:column-width="2.75166666666667cm" style:use-optimal-column-width="true"/>
    </style:style>
    <style:style style:name="co35" style:family="table-column">
      <style:table-column-properties fo:break-before="auto" style:column-width="3.571875cm" style:use-optimal-column-width="true"/>
    </style:style>
    <style:style style:name="co36" style:family="table-column">
      <style:table-column-properties fo:break-before="auto" style:column-width="2.59291666666667cm" style:use-optimal-column-width="true"/>
    </style:style>
    <style:style style:name="co37" style:family="table-column">
      <style:table-column-properties fo:break-before="auto" style:column-width="3.54541666666667cm" style:use-optimal-column-width="true"/>
    </style:style>
    <style:style style:name="co3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erra_del_Fueg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26" table:default-cell-style-name="ce1"/>
        <table:table-column table:style-name="co35" table:default-cell-style-name="ce1"/>
        <table:table-column table:style-name="co8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8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100" table:style-name="ce1">
            <text:p>940000100</text:p>
          </table:table-cell>
          <table:table-cell office:value-type="string" table:style-name="ce1">
            <text:p>JARDIN DE INFANTES Nº 1 - LA CALESITA ENCANT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IN 1100 AVENIDA SAN MARTIN Y DON BOSC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LACALESITARG@EDUC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819228069368" table:style-name="ce2">
            <text:p>-537.819.228.069.368</text:p>
          </table:table-cell>
          <table:table-cell office:value-type="float" office:value="-677091563921439" table:style-name="ce2">
            <text:p>-677.091.563.921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200" table:style-name="ce1">
            <text:p>940000200</text:p>
          </table:table-cell>
          <table:table-cell office:value-type="string" table:style-name="ce1">
            <text:p>JARDIN DE INFANTES Nº 6 - CRECER JUGA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GHAN 676 RECONQUIST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RECERJUGANDO_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8032529437839" table:style-name="ce2">
            <text:p>-538.032.529.437.839</text:p>
          </table:table-cell>
          <table:table-cell office:value-type="float" office:value="-676610508425836" table:style-name="ce2">
            <text:p>-676.610.508.425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300" table:style-name="ce1">
            <text:p>940000300</text:p>
          </table:table-cell>
          <table:table-cell office:value-type="string" table:style-name="ce1">
            <text:p>JARDIN DE INFANTES Nº 2 - EL BARQUITO TRAVIE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MIANA FIQUE S/N. ALMIRANTE STORNI DAMIANA FIQUE S/N.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LBARQUITOTRAVIESO_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132086223986" table:style-name="ce2">
            <text:p>-548.132.086.223.986</text:p>
          </table:table-cell>
          <table:table-cell office:value-type="float" office:value="-683329682152978" table:style-name="ce2">
            <text:p>-683.329.682.152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400" table:style-name="ce1">
            <text:p>940000400</text:p>
          </table:table-cell>
          <table:table-cell office:value-type="string" table:style-name="ce1">
            <text:p>JARDIN DE INFANTES Nº 7 - PIEDRA LI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VINCIA GRANDE 251 EL LIBERTADO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PLIBR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183016631143" table:style-name="ce2">
            <text:p>-548.183.016.631.143</text:p>
          </table:table-cell>
          <table:table-cell office:value-type="float" office:value="-683410774489067" table:style-name="ce2">
            <text:p>-683.410.774.489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500" table:style-name="ce1">
            <text:p>940000500</text:p>
          </table:table-cell>
          <table:table-cell office:value-type="string" table:style-name="ce1">
            <text:p>JARDIN DE INFANTES Nº 8 - CAMINITO DE CO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CUNDO QUIROGA 1720 LA OC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AMINITODECOLORES8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7944750170744" table:style-name="ce2">
            <text:p>-547.944.750.170.744</text:p>
          </table:table-cell>
          <table:table-cell office:value-type="float" office:value="-682778959390603" table:style-name="ce2">
            <text:p>-682.778.959.390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600" table:style-name="ce1">
            <text:p>940000600</text:p>
          </table:table-cell>
          <table:table-cell office:value-type="string" table:style-name="ce1">
            <text:p>JARDIN DE INFANTES Nº 14 - CARAMELOS SURTI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Y HEROES DE MALVINAS ECOLOGICO ALEM Y HEROES DE MALVINA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14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01636732734" table:style-name="ce2">
            <text:p>-54.801.636.732.734</text:p>
          </table:table-cell>
          <table:table-cell office:value-type="float" office:value="-683191028895616" table:style-name="ce2">
            <text:p>-683.191.028.895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700" table:style-name="ce1">
            <text:p>940000700</text:p>
          </table:table-cell>
          <table:table-cell office:value-type="string" table:style-name="ce1">
            <text:p>JARDIN DE INFANTES Nº 15 - TRENCITO NEV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GALLANES 1709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065401638425" table:style-name="ce2">
            <text:p>-548.065.401.638.425</text:p>
          </table:table-cell>
          <table:table-cell office:value-type="float" office:value="-683264178074041" table:style-name="ce2">
            <text:p>-683.264.178.074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800" table:style-name="ce1">
            <text:p>940000800</text:p>
          </table:table-cell>
          <table:table-cell office:value-type="string" table:style-name="ce1">
            <text:p>JARDIN DE INFANTES CRECE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461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_CRECER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045916005051" table:style-name="ce2">
            <text:p>-548.045.916.005.051</text:p>
          </table:table-cell>
          <table:table-cell office:value-type="float" office:value="-683056486421376" table:style-name="ce2">
            <text:p>-683.056.486.421.3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0900" table:style-name="ce1">
            <text:p>940000900</text:p>
          </table:table-cell>
          <table:table-cell office:value-type="string" table:style-name="ce1">
            <text:p>JARDIN DE INFANTES KRAKEY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519 LOS FUEGUINO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DEINFANTESKRAKEYEN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000" table:style-name="ce1">
            <text:p>940001000</text:p>
          </table:table-cell>
          <table:table-cell office:value-type="string" table:style-name="ce1">
            <text:p>JARDIN DE INFANTES DAILAN KIFK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2260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DAILANKIFKI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012478655296" table:style-name="ce2">
            <text:p>-548.012.478.655.296</text:p>
          </table:table-cell>
          <table:table-cell office:value-type="float" office:value="-683101527127131" table:style-name="ce2">
            <text:p>-683.101.527.127.1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200" table:style-name="ce1">
            <text:p>940001200</text:p>
          </table:table-cell>
          <table:table-cell office:value-type="string" table:style-name="ce1">
            <text:p>ESCUELA PROVINCIAL Nº 13 - 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811 INTEVU XIV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13_USH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08039769301" table:style-name="ce2">
            <text:p>-548.108.039.769.301</text:p>
          </table:table-cell>
          <table:table-cell office:value-type="float" office:value="-683262914571108" table:style-name="ce2">
            <text:p>-683.262.914.571.1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300" table:style-name="ce1">
            <text:p>940001300</text:p>
          </table:table-cell>
          <table:table-cell office:value-type="string" table:style-name="ce1">
            <text:p>ESCUELA MUNICIPAL EXPERIMENTAL LA BAH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LLE DE ANDORRA CHACRA 23 VALLE DE ANDORRA VALLE DE ANDORRA CHACRA 23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OCOGAVIOTIN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784493350445" table:style-name="ce2">
            <text:p>-54.784.493.350.445</text:p>
          </table:table-cell>
          <table:table-cell office:value-type="float" office:value="-682716101438565" table:style-name="ce2">
            <text:p>-682.716.101.438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400" table:style-name="ce1">
            <text:p>940001400</text:p>
          </table:table-cell>
          <table:table-cell office:value-type="string" table:style-name="ce1">
            <text:p>ESCUELA PROVINCIAL Nº 1 -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697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1DF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07705983256" table:style-name="ce2">
            <text:p>-54.807.705.983.256</text:p>
          </table:table-cell>
          <table:table-cell office:value-type="float" office:value="-683069735783521" table:style-name="ce2">
            <text:p>-683.069.735.783.5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500" table:style-name="ce1">
            <text:p>940001500</text:p>
          </table:table-cell>
          <table:table-cell office:value-type="string" table:style-name="ce1">
            <text:p>ESCUELA PROVINCIAL Nº 3 - MONSEÑOR FAGN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383 ALTE. BROW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153480525566" table:style-name="ce2">
            <text:p>-548.153.480.525.566</text:p>
          </table:table-cell>
          <table:table-cell office:value-type="float" office:value="-683307236863534" table:style-name="ce2">
            <text:p>-683.307.236.863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600" table:style-name="ce1">
            <text:p>940001600</text:p>
          </table:table-cell>
          <table:table-cell office:value-type="string" table:style-name="ce1">
            <text:p>JARDIN DE INFANTES DULCE DE LECH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486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DULCEDELECHE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082559525077" table:style-name="ce2">
            <text:p>-548.082.559.525.077</text:p>
          </table:table-cell>
          <table:table-cell office:value-type="float" office:value="-683190448967021" table:style-name="ce2">
            <text:p>-683.190.448.967.0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700" table:style-name="ce1">
            <text:p>940001700</text:p>
          </table:table-cell>
          <table:table-cell office:value-type="string" table:style-name="ce1">
            <text:p>COLEGIO PROVINCIAL ALICIA MOREAU DE JU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DIAZ CHARA 64 CHACRA IV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ALICIAMOREAUDEJUSTORG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712298708488" table:style-name="ce2">
            <text:p>-537.712.298.708.488</text:p>
          </table:table-cell>
          <table:table-cell office:value-type="float" office:value="-677325009790808" table:style-name="ce2">
            <text:p>-677.325.009.790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1900" table:style-name="ce1">
            <text:p>940001900</text:p>
          </table:table-cell>
          <table:table-cell office:value-type="string" table:style-name="ce1">
            <text:p>COLEGIO PROVINCIAL RAMON ALBERTO TREJO NO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RUPATINI 379 CENTRO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PRATN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45085874962198" table:style-name="ce2">
            <text:p>-545.085.874.962.198</text:p>
          </table:table-cell>
          <table:table-cell office:value-type="float" office:value="-671931344430938" table:style-name="ce2">
            <text:p>-671.931.344.430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000" table:style-name="ce1">
            <text:p>940002000</text:p>
          </table:table-cell>
          <table:table-cell office:value-type="string" table:style-name="ce1">
            <text:p>INSTITUTO SALESIANO DON BOSCO - RIO GRAND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368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DONBOSCO_SECRE@UOL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893445981938" table:style-name="ce2">
            <text:p>-537.893.445.981.938</text:p>
          </table:table-cell>
          <table:table-cell office:value-type="float" office:value="-677009697017993" table:style-name="ce2">
            <text:p>-677.009.697.017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100" table:style-name="ce1">
            <text:p>940002100</text:p>
          </table:table-cell>
          <table:table-cell office:value-type="string" table:style-name="ce1">
            <text:p>INSTITUTO MARIA AUXILIADORA - (EGB 3 - POLIMODAL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742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MA_RIOGRAND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877237226636" table:style-name="ce2">
            <text:p>-537.877.237.226.636</text:p>
          </table:table-cell>
          <table:table-cell office:value-type="float" office:value="-677004380525871" table:style-name="ce2">
            <text:p>-677.004.380.525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300" table:style-name="ce1">
            <text:p>940002300</text:p>
          </table:table-cell>
          <table:table-cell office:value-type="string" table:style-name="ce1">
            <text:p>JARDIN DE INFANTES Nº 10 - CHOW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GRESO NACIONAL 750 BAHIA GOLONDRIN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ARDIN10CHOWEN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258008859027" table:style-name="ce2">
            <text:p>-548.258.008.859.027</text:p>
          </table:table-cell>
          <table:table-cell office:value-type="float" office:value="-683364804871988" table:style-name="ce2">
            <text:p>-683.364.804.871.9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400" table:style-name="ce1">
            <text:p>940002400</text:p>
          </table:table-cell>
          <table:table-cell office:value-type="string" table:style-name="ce1">
            <text:p>ESCUELA PROVINCIAL Nº 9 - COMANDANTE LUIS PIEDRA 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GRANDE 66 GAUCHO RIV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9USH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93165867254" table:style-name="ce2">
            <text:p>-548.193.165.867.254</text:p>
          </table:table-cell>
          <table:table-cell office:value-type="float" office:value="-68331692950698" table:style-name="ce2">
            <text:p>-68.331.692.950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500" table:style-name="ce1">
            <text:p>940002500</text:p>
          </table:table-cell>
          <table:table-cell office:value-type="string" table:style-name="ce1">
            <text:p>COLEGIO PROVINCIAL COMANDANTE LUIS PIEDRA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751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EGIOLUISPIEDRABUEN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904652568589" table:style-name="ce2">
            <text:p>-537.904.652.568.589</text:p>
          </table:table-cell>
          <table:table-cell office:value-type="float" office:value="-677131067249455" table:style-name="ce2">
            <text:p>-677.131.067.249.4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600" table:style-name="ce1">
            <text:p>940002600</text:p>
          </table:table-cell>
          <table:table-cell office:value-type="string" table:style-name="ce1">
            <text:p>COLEGIO PROVINCIAL SOBERAN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15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SOBNAL@EDUC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625019540347" table:style-name="ce2">
            <text:p>-537.625.019.540.347</text:p>
          </table:table-cell>
          <table:table-cell office:value-type="float" office:value="-677232374267446" table:style-name="ce2">
            <text:p>-677.232.374.267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700" table:style-name="ce1">
            <text:p>940002700</text:p>
          </table:table-cell>
          <table:table-cell office:value-type="string" table:style-name="ce1">
            <text:p>ESCUELA ESPECIAL Nº 3 - INTEGRACION PL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DE LOS ESTADOS 703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NTEGRACIONPLENA2004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701" table:style-name="ce1">
            <text:p>940002701</text:p>
          </table:table-cell>
          <table:table-cell office:value-type="string" table:style-name="ce1">
            <text:p>ESCUELA ESPECIAL N° 3 - ANEXO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-AL 411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545079269" table:style-name="ce2">
            <text:p>-545.079.269</text:p>
          </table:table-cell>
          <table:table-cell office:value-type="float" office:value="-671923676" table:style-name="ce2">
            <text:p>-671.923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800" table:style-name="ce1">
            <text:p>940002800</text:p>
          </table:table-cell>
          <table:table-cell office:value-type="string" table:style-name="ce1">
            <text:p>CENTRO EDUCATIVO DE NIVEL SECUNDARIO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15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37625261658279" table:style-name="ce2">
            <text:p>-537.625.261.658.279</text:p>
          </table:table-cell>
          <table:table-cell office:value-type="float" office:value="-67723212142308" table:style-name="ce2">
            <text:p>-67.723.212.142.3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802" table:style-name="ce1">
            <text:p>940002802</text:p>
          </table:table-cell>
          <table:table-cell office:value-type="string" table:style-name="ce1">
            <text:p>C.E.N.S. Nº 28 - ANEXO ESC. 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2022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37942555467406" table:style-name="ce2">
            <text:p>-537.942.555.467.406</text:p>
          </table:table-cell>
          <table:table-cell office:value-type="float" office:value="-677202470877095" table:style-name="ce2">
            <text:p>-677.202.470.877.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900" table:style-name="ce1">
            <text:p>940002900</text:p>
          </table:table-cell>
          <table:table-cell office:value-type="string" table:style-name="ce1">
            <text:p>CENTRO EDUCATIVO DE NIVEL SECUNDARIO Nº 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683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SECRETARIA_CENS18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37638139251947" table:style-name="ce2">
            <text:p>-537.638.139.251.947</text:p>
          </table:table-cell>
          <table:table-cell office:value-type="float" office:value="-677236236106646" table:style-name="ce2">
            <text:p>-677.236.236.106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901" table:style-name="ce1">
            <text:p>940002901</text:p>
          </table:table-cell>
          <table:table-cell office:value-type="string" table:style-name="ce1">
            <text:p>C.E.N.S. Nº 18 - ANEXO ESC.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1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ENS18_ANEXO21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508628105958" table:style-name="ce2">
            <text:p>-54.508.628.105.958</text:p>
          </table:table-cell>
          <table:table-cell office:value-type="float" office:value="-671928279360359" table:style-name="ce2">
            <text:p>-671.928.279.360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2902" table:style-name="ce1">
            <text:p>940002902</text:p>
          </table:table-cell>
          <table:table-cell office:value-type="string" table:style-name="ce1">
            <text:p>C.E.N.S. Nº 18 - ANEXO ESC. Nº 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950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ESN18ANEXO10@LIVE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000" table:style-name="ce1">
            <text:p>940003000</text:p>
          </table:table-cell>
          <table:table-cell office:value-type="string" table:style-name="ce1">
            <text:p>COLEGIO INTEGRAL DE EDUCACION RIO GRAND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 1626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IERG@FRRG.UTN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867604384779" table:style-name="ce2">
            <text:p>-537.867.604.384.779</text:p>
          </table:table-cell>
          <table:table-cell office:value-type="float" office:value="-677260699913146" table:style-name="ce2">
            <text:p>-677.260.699.913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200" table:style-name="ce1">
            <text:p>940003200</text:p>
          </table:table-cell>
          <table:table-cell office:value-type="string" table:style-name="ce1">
            <text:p>CENTRO EDUCATIVO DE NIVEL TERCIARIO Nº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 751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537888" table:style-name="ce2">
            <text:p>-537.888</text:p>
          </table:table-cell>
          <table:table-cell office:value-type="float" office:value="-677132" table:style-name="ce2">
            <text:p>-677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201" table:style-name="ce1">
            <text:p>940003201</text:p>
          </table:table-cell>
          <table:table-cell office:value-type="string" table:style-name="ce1">
            <text:p>C.E.N.T. Nº 35 - ANEXO ESC. 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2022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HFERNANDO@UOLSINECTI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37826518002145" table:style-name="ce2">
            <text:p>-537.826.518.002.145</text:p>
          </table:table-cell>
          <table:table-cell office:value-type="float" office:value="-676983693078457" table:style-name="ce2">
            <text:p>-676.983.693.078.4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202" table:style-name="ce1">
            <text:p>940003202</text:p>
          </table:table-cell>
          <table:table-cell office:value-type="string" table:style-name="ce1">
            <text:p>C.E.N.T. Nº 35 - ANEXO HOSPITAL REGIONAL RI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F. AMEGHINO 709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HFERNANDOUOLSINECTI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203" table:style-name="ce1">
            <text:p>940003203</text:p>
          </table:table-cell>
          <table:table-cell office:value-type="string" table:style-name="ce1">
            <text:p>C.E.N.T. N° 35 - ANEXO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RUPATINI 379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45111704804587" table:style-name="ce2">
            <text:p>-545.111.704.804.587</text:p>
          </table:table-cell>
          <table:table-cell office:value-type="float" office:value="-671961124157974" table:style-name="ce2">
            <text:p>-671.961.124.157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400" table:style-name="ce1">
            <text:p>940003400</text:p>
          </table:table-cell>
          <table:table-cell office:value-type="string" table:style-name="ce1">
            <text:p>ESCUELA PROVINCIAL Nº 30 - OSHO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811 YAGANE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OSHOVIA3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07834987902" table:style-name="ce2">
            <text:p>-548.107.834.987.902</text:p>
          </table:table-cell>
          <table:table-cell office:value-type="float" office:value="-683263229073262" table:style-name="ce2">
            <text:p>-683.263.229.073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600" table:style-name="ce1">
            <text:p>940003600</text:p>
          </table:table-cell>
          <table:table-cell office:value-type="string" table:style-name="ce1">
            <text:p>ESCUELA PROVINCIAL Nº 31 - JUANA MAN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ALEM 3902 LATINOAMERICAN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31_JUANAMANS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201937023859" table:style-name="ce2">
            <text:p>-548.201.937.023.859</text:p>
          </table:table-cell>
          <table:table-cell office:value-type="float" office:value="-683503775954532" table:style-name="ce2">
            <text:p>-683.503.775.954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700" table:style-name="ce1">
            <text:p>940003700</text:p>
          </table:table-cell>
          <table:table-cell office:value-type="string" table:style-name="ce1">
            <text:p>COLEGIO DON BOSCO - USHUA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36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079687329699" table:style-name="ce2">
            <text:p>-548.079.687.329.699</text:p>
          </table:table-cell>
          <table:table-cell office:value-type="float" office:value="-683107166938551" table:style-name="ce2">
            <text:p>-683.107.166.938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3800" table:style-name="ce1">
            <text:p>940003800</text:p>
          </table:table-cell>
          <table:table-cell office:value-type="string" table:style-name="ce1">
            <text:p>COLEGIO DEL SU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CAMPOS 134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DIRECCION@COLEGIODELSUR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74117628106" table:style-name="ce2">
            <text:p>-548.174.117.628.106</text:p>
          </table:table-cell>
          <table:table-cell office:value-type="float" office:value="-683236317982618" table:style-name="ce2">
            <text:p>-683.236.317.982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0" table:style-name="ce1">
            <text:p>940004000</text:p>
          </table:table-cell>
          <table:table-cell office:value-type="string" table:style-name="ce1">
            <text:p>ESC. PROV. Nº 1 P/JOVENES Y ADULTOS YEJAN ACAI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383 ALTE. BROW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548153442163545" table:style-name="ce2">
            <text:p>-548.153.442.163.545</text:p>
          </table:table-cell>
          <table:table-cell office:value-type="float" office:value="-683307251707355" table:style-name="ce2">
            <text:p>-683.307.251.707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1" table:style-name="ce1">
            <text:p>940004001</text:p>
          </table:table-cell>
          <table:table-cell office:value-type="string" table:style-name="ce1">
            <text:p>ESC.PROV. Nº 1 P/JOVENES Y ADULTOS - ESCUELA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GNACIO RUCCI 2530 SAN VICENTE DE PAUL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2" table:style-name="ce1">
            <text:p>940004002</text:p>
          </table:table-cell>
          <table:table-cell office:value-type="string" table:style-name="ce1">
            <text:p>ESC.PROV. Nº 1 P/JOVENES Y ADULTOS - ESCUELA Nº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NTONIO ISORNA 690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3" table:style-name="ce1">
            <text:p>940004003</text:p>
          </table:table-cell>
          <table:table-cell office:value-type="string" table:style-name="ce1">
            <text:p>ESC.PROV. Nº 1 P/JOVENES Y ADULTOS - ESCUELA Nº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ONSTITUCION FUEGUINA 951 MONTE GALLIN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4" table:style-name="ce1">
            <text:p>940004004</text:p>
          </table:table-cell>
          <table:table-cell office:value-type="string" table:style-name="ce1">
            <text:p>ESC.PROV. Nº 1 P/JOVENES Y ADULTOS - ESCUELA Nº 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ENIDA ALEM 3902 LATINOAMERICAN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6" table:style-name="ce1">
            <text:p>940004006</text:p>
          </table:table-cell>
          <table:table-cell office:value-type="string" table:style-name="ce1">
            <text:p>ESC.PROV. Nº 1 P/JOVENES Y ADULTOS - ALCAIDIA DELOQU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OQUI Y LASSERRE CENTRO DELOQUI Y LASSERRE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548056781246771" table:style-name="ce2">
            <text:p>-548.056.781.246.771</text:p>
          </table:table-cell>
          <table:table-cell office:value-type="float" office:value="-683054255903522" table:style-name="ce2">
            <text:p>-683.054.255.903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7" table:style-name="ce1">
            <text:p>940004007</text:p>
          </table:table-cell>
          <table:table-cell office:value-type="string" table:style-name="ce1">
            <text:p>ESC.PROV. Nº 1 P/JOVENES Y ADULTOS - ESCUELA Nº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12 DE OCTUBRE 371 BROW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548152875772621" table:style-name="ce2">
            <text:p>-548.152.875.772.621</text:p>
          </table:table-cell>
          <table:table-cell office:value-type="float" office:value="-683303709436181" table:style-name="ce2">
            <text:p>-683.303.709.436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8" table:style-name="ce1">
            <text:p>940004008</text:p>
          </table:table-cell>
          <table:table-cell office:value-type="string" table:style-name="ce1">
            <text:p>ESC.PROV. Nº 1 P/JOVENES Y ADULTOS - P.E.R. UNIVERSID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INTEVUXVI DARQIN Y CANG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548073539874957" table:style-name="ce2">
            <text:p>-548.073.539.874.957</text:p>
          </table:table-cell>
          <table:table-cell office:value-type="float" office:value="-683254857473772" table:style-name="ce2">
            <text:p>-683.254.857.473.7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09" table:style-name="ce1">
            <text:p>940004009</text:p>
          </table:table-cell>
          <table:table-cell office:value-type="string" table:style-name="ce1">
            <text:p>ESC.PROV. Nº 1 P/JOVENES Y ADULTOS - HOGAR DE D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KUANIP E ISLA AÑO NUEVO FELIPE VARELA KUANIP E ISLA AÑO NUEV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37892169028977" table:style-name="ce2">
            <text:p>-537.892.169.028.977</text:p>
          </table:table-cell>
          <table:table-cell office:value-type="float" office:value="-677011250821512" table:style-name="ce2">
            <text:p>-677.011.250.821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0" table:style-name="ce1">
            <text:p>940004010</text:p>
          </table:table-cell>
          <table:table-cell office:value-type="string" table:style-name="ce1">
            <text:p>ESC.PROV. Nº 1 P/JOVENES Y ADULTOS - BIBLIOTECA A. STOR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HUBUT Y ORCADAS DEL SUR LATINOAMERICANO CHUBUT Y ORCADAS DEL SU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045869208158" table:style-name="ce2">
            <text:p>-548.045.869.208.158</text:p>
          </table:table-cell>
          <table:table-cell office:value-type="float" office:value="-683056506853239" table:style-name="ce2">
            <text:p>-683.056.506.853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1" table:style-name="ce1">
            <text:p>940004011</text:p>
          </table:table-cell>
          <table:table-cell office:value-type="string" table:style-name="ce1">
            <text:p>ESC.PROV. Nº 1 P/JOVENES Y ADULTOS - BIBLIOTECA DEL M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JUAN BUEZAS 1064 BAHIA GOLONDRIN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2" table:style-name="ce1">
            <text:p>940004012</text:p>
          </table:table-cell>
          <table:table-cell office:value-type="string" table:style-name="ce1">
            <text:p>ESC.PROV. Nº 1 P/JOVENES Y ADULTOS - CTRO.EX-COMB.DE MALVINAS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ALEM 2008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3" table:style-name="ce1">
            <text:p>940004013</text:p>
          </table:table-cell>
          <table:table-cell office:value-type="string" table:style-name="ce1">
            <text:p>ESC.PROV. Nº 1 P/JOVENES Y ADULTOS - ESCUELA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IONEROS FUEGUINOS Y FELIPE ROMERO MIRADOR DE LOS ANDES PIONEROS FUEGUINOS Y FELIPE ROM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4" table:style-name="ce1">
            <text:p>940004014</text:p>
          </table:table-cell>
          <table:table-cell office:value-type="string" table:style-name="ce1">
            <text:p>ESC.PROV. N° 1 P/JOVENES Y ADULTOS - REENCONTRANDO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KUANIP 841 EL LIBERTADO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5" table:style-name="ce1">
            <text:p>940004015</text:p>
          </table:table-cell>
          <table:table-cell office:value-type="string" table:style-name="ce1">
            <text:p>ESC. PROV.N°1 P/JOVENES Y ADULTOS - ESCUELA N° 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De La Estancia 3051 Río Pipo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-54.83</text:p>
          </table:table-cell>
          <table:table-cell office:value-type="float" office:value="-68359423" table:style-name="ce2">
            <text:p>-68.359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6" table:style-name="ce1">
            <text:p>940004016</text:p>
          </table:table-cell>
          <table:table-cell office:value-type="string" table:style-name="ce1">
            <text:p>ESC. PROV. N° 1 P/JOVENES Y ADULTOS - ESCUELA N°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3 KM. 3000 RUTA 3 KM. 3000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54798768" table:style-name="ce2">
            <text:p>-54.798.768</text:p>
          </table:table-cell>
          <table:table-cell office:value-type="float" office:value="-68299556" table:style-name="ce2">
            <text:p>-68.299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7" table:style-name="ce1">
            <text:p>940004017</text:p>
          </table:table-cell>
          <table:table-cell office:value-type="string" table:style-name="ce1">
            <text:p>ESC. PROV. Nº 1 P/JOVENES Y ADULTOS - C.P.A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oncejal Rubinos y Kuanip Gaucho Rivero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548183645" table:style-name="ce2">
            <text:p>-548.183.645</text:p>
          </table:table-cell>
          <table:table-cell office:value-type="float" office:value="-683349768" table:style-name="ce2">
            <text:p>-683.349.7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018" table:style-name="ce1">
            <text:p>940004018</text:p>
          </table:table-cell>
          <table:table-cell office:value-type="string" table:style-name="ce1">
            <text:p>ESC. PROV.N° 1 P/JOVENES Y ADULTOS YEJAN ACAINIK - ALCAIDIA GOLETA FLOREN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LETA FLORENCIA Y ANDRADE LAS LENGAS GOLETA FLORENCIA Y ANDRADE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200" table:style-name="ce1">
            <text:p>940004200</text:p>
          </table:table-cell>
          <table:table-cell office:value-type="string" table:style-name="ce1">
            <text:p>ESCUELA PROVINCIAL Nº 2 - DOCTOR BENJAMIN ZORR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BELGRANO 683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2@ARGENTINA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638465869501" table:style-name="ce2">
            <text:p>-537.638.465.869.501</text:p>
          </table:table-cell>
          <table:table-cell office:value-type="float" office:value="-677236743263305" table:style-name="ce2">
            <text:p>-677.236.743.263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300" table:style-name="ce1">
            <text:p>940004300</text:p>
          </table:table-cell>
          <table:table-cell office:value-type="string" table:style-name="ce1">
            <text:p>ESCUELA PROVINCIAL Nº 4 - REMOLCADOR A.R.A. GUAR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OSKY Y YOURKA RECONQUISTA OROSKY Y YOURK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4TDF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8023716546783" table:style-name="ce2">
            <text:p>-538.023.716.546.783</text:p>
          </table:table-cell>
          <table:table-cell office:value-type="float" office:value="-676616227764854" table:style-name="ce2">
            <text:p>-676.616.227.764.8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400" table:style-name="ce1">
            <text:p>940004400</text:p>
          </table:table-cell>
          <table:table-cell office:value-type="string" table:style-name="ce1">
            <text:p>ESCUELA PROVINCIAL Nº 19 - PRIMERA LEGISLATU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ANUEL DE ROSAS 1450 25 DE NOVIEMBRE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19SEC@EDUCACIONTDF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944266726497" table:style-name="ce2">
            <text:p>-537.944.266.726.497</text:p>
          </table:table-cell>
          <table:table-cell office:value-type="float" office:value="-677064206814229" table:style-name="ce2">
            <text:p>-677.064.206.814.2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500" table:style-name="ce1">
            <text:p>940004500</text:p>
          </table:table-cell>
          <table:table-cell office:value-type="string" table:style-name="ce1">
            <text:p>ESCUELA PROVINCIAL Nº 20 - ANGELA LOIJ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ELADIO IBARRA 64 CHACRA IV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ANGELALOIJ2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708359447583" table:style-name="ce2">
            <text:p>-537.708.359.447.583</text:p>
          </table:table-cell>
          <table:table-cell office:value-type="float" office:value="-677338060218283" table:style-name="ce2">
            <text:p>-677.338.060.218.2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700" table:style-name="ce1">
            <text:p>940004700</text:p>
          </table:table-cell>
          <table:table-cell office:value-type="string" table:style-name="ce1">
            <text:p>ESCUELA PROVINCIAL Nº 21 - PROVINCIA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1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21INFO@EDUCACIONTDF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720659036822" table:style-name="ce2">
            <text:p>-537.720.659.036.822</text:p>
          </table:table-cell>
          <table:table-cell office:value-type="float" office:value="-677263259865902" table:style-name="ce2">
            <text:p>-677.263.259.865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800" table:style-name="ce1">
            <text:p>940004800</text:p>
          </table:table-cell>
          <table:table-cell office:value-type="string" table:style-name="ce1">
            <text:p>ESCUELA PROVINCIAL Nº 7 - EL ABRAZO DE MAIP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BLIGADO 755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7RG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882239087294" table:style-name="ce2">
            <text:p>-537.882.239.087.294</text:p>
          </table:table-cell>
          <table:table-cell office:value-type="float" office:value="-677096711559174" table:style-name="ce2">
            <text:p>-677.096.711.559.1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4900" table:style-name="ce1">
            <text:p>940004900</text:p>
          </table:table-cell>
          <table:table-cell office:value-type="string" table:style-name="ce1">
            <text:p>ESCUELA PROVINCIAL Nº 10 -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RTIDA ARGENTINA 950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P1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930231140966" table:style-name="ce2">
            <text:p>-537.930.231.140.966</text:p>
          </table:table-cell>
          <table:table-cell office:value-type="float" office:value="-676956903616397" table:style-name="ce2">
            <text:p>-676.956.903.616.3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000" table:style-name="ce1">
            <text:p>940005000</text:p>
          </table:table-cell>
          <table:table-cell office:value-type="string" table:style-name="ce1">
            <text:p>ESCUELA AUSTRAL DE ENSEÑANZA BILINGÜ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 1626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SEC_EADEB@FRRG.UTN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86602796315" table:style-name="ce2">
            <text:p>-53.786.602.796.315</text:p>
          </table:table-cell>
          <table:table-cell office:value-type="float" office:value="-677258292458272" table:style-name="ce2">
            <text:p>-677.258.292.458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100" table:style-name="ce1">
            <text:p>940005100</text:p>
          </table:table-cell>
          <table:table-cell office:value-type="string" table:style-name="ce1">
            <text:p>INSTITUTO MARIA AUXILIADORA (INICIAL - EGB 1 Y 2)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742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MA_RIOGRANDE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875432694218" table:style-name="ce2">
            <text:p>-537.875.432.694.218</text:p>
          </table:table-cell>
          <table:table-cell office:value-type="float" office:value="-677001843555533" table:style-name="ce2">
            <text:p>-677.001.843.555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300" table:style-name="ce1">
            <text:p>940005300</text:p>
          </table:table-cell>
          <table:table-cell office:value-type="string" table:style-name="ce1">
            <text:p>INSTITUTO PRIVADO REPUBLICA ARGENT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SERRE 459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NS_REP_ARG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852761385672" table:style-name="ce2">
            <text:p>-537.852.761.385.672</text:p>
          </table:table-cell>
          <table:table-cell office:value-type="float" office:value="-676977821170698" table:style-name="ce2">
            <text:p>-676.977.821.170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400" table:style-name="ce1">
            <text:p>940005400</text:p>
          </table:table-cell>
          <table:table-cell office:value-type="string" table:style-name="ce1">
            <text:p>JARDIN DE INFANTES JUANITO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393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UANITOBOSCORG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892197006772" table:style-name="ce2">
            <text:p>-537.892.197.006.772</text:p>
          </table:table-cell>
          <table:table-cell office:value-type="float" office:value="-6770129243423" table:style-name="ce2">
            <text:p>-6.770.129.243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500" table:style-name="ce1">
            <text:p>940005500</text:p>
          </table:table-cell>
          <table:table-cell office:value-type="string" table:style-name="ce1">
            <text:p>ESCUELA PROVINCIAL Nº 11 - PIONEROS FUEGU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RO. 3 - ESTANCIA SARA RUTA NACIONAL NRO. 3 - ESTANCIA SAR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ESTANCIA SARA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11_SAR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4332958941159" table:style-name="ce2">
            <text:p>-534.332.958.941.159</text:p>
          </table:table-cell>
          <table:table-cell office:value-type="float" office:value="-681832581746238" table:style-name="ce2">
            <text:p>-681.832.581.746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600" table:style-name="ce1">
            <text:p>940005600</text:p>
          </table:table-cell>
          <table:table-cell office:value-type="string" table:style-name="ce1">
            <text:p>ESCUELA PROVINCIAL Nº 17 - COMISARIO RAMON LUCIO COR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O FRONTERIZO SAN SEBASTIAN PASO FRONTERIZO SAN SEBASTIAN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SAN SEBASTIA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17.SSEBTDF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33000856861743" table:style-name="ce2">
            <text:p>-533.000.856.861.743</text:p>
          </table:table-cell>
          <table:table-cell office:value-type="float" office:value="-684580676759332" table:style-name="ce2">
            <text:p>-684.580.676.759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700" table:style-name="ce1">
            <text:p>940005700</text:p>
          </table:table-cell>
          <table:table-cell office:value-type="string" table:style-name="ce1">
            <text:p>JARDIN DE INFANTES Nº 12 - PAYASOS, GLOBOS Y CHUPETI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ISTOBAL COLON 263 25 DE NOVIEMBRE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12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94238170996" table:style-name="ce2">
            <text:p>-53.794.238.170.996</text:p>
          </table:table-cell>
          <table:table-cell office:value-type="float" office:value="-677061736359543" table:style-name="ce2">
            <text:p>-677.061.736.359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800" table:style-name="ce1">
            <text:p>940005800</text:p>
          </table:table-cell>
          <table:table-cell office:value-type="string" table:style-name="ce1">
            <text:p>JARDIN DE INFANTES Nº 11 - CHEPA'CH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GELA VALLESSE 417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11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68905197641" table:style-name="ce2">
            <text:p>-53.768.905.197.641</text:p>
          </table:table-cell>
          <table:table-cell office:value-type="float" office:value="-677294108956203" table:style-name="ce2">
            <text:p>-677.294.108.956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5900" table:style-name="ce1">
            <text:p>940005900</text:p>
          </table:table-cell>
          <table:table-cell office:value-type="string" table:style-name="ce1">
            <text:p>JARDIN DE INFANTES Nº 4 - ARCO IR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632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4SECRETARIA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861392466808" table:style-name="ce2">
            <text:p>-537.861.392.466.808</text:p>
          </table:table-cell>
          <table:table-cell office:value-type="float" office:value="-676999296637194" table:style-name="ce2">
            <text:p>-676.999.296.637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000" table:style-name="ce1">
            <text:p>940006000</text:p>
          </table:table-cell>
          <table:table-cell office:value-type="string" table:style-name="ce1">
            <text:p>JARDIN DE INFANTES Nº 3 - MUNDO DE CO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2078 LOS CALAFAT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3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939199071327" table:style-name="ce2">
            <text:p>-537.939.199.071.327</text:p>
          </table:table-cell>
          <table:table-cell office:value-type="float" office:value="-677196271624233" table:style-name="ce2">
            <text:p>-677.196.271.624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100" table:style-name="ce1">
            <text:p>940006100</text:p>
          </table:table-cell>
          <table:table-cell office:value-type="string" table:style-name="ce1">
            <text:p>COLEGIO PROVINCIAL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IPE ROMERO 205 MIRADOR DE LOS ANDE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LOSANDES@AR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7945074006262" table:style-name="ce2">
            <text:p>-547.945.074.006.262</text:p>
          </table:table-cell>
          <table:table-cell office:value-type="float" office:value="-682331894763245" table:style-name="ce2">
            <text:p>-682.331.894.763.2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0" table:style-name="ce1">
            <text:p>940006200</text:p>
          </table:table-cell>
          <table:table-cell office:value-type="string" table:style-name="ce1">
            <text:p>CENTRO EDUCATIVO DE NIVEL SECUNDARIO Nº 3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ALEM 3902 LATINOAMERICAN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64SEC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201929193608" table:style-name="ce2">
            <text:p>-548.201.929.193.608</text:p>
          </table:table-cell>
          <table:table-cell office:value-type="float" office:value="-683503699292182" table:style-name="ce2">
            <text:p>-683.503.699.292.1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1" table:style-name="ce1">
            <text:p>940006201</text:p>
          </table:table-cell>
          <table:table-cell office:value-type="string" table:style-name="ce1">
            <text:p>C.E.N.S. Nº 364 - ANEXO HOSPITAL REGIONAL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12 DE OCTUBRE Y MAIPU 12 DE OCTUBRE Y MAIPU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045869208158" table:style-name="ce2">
            <text:p>-548.045.869.208.158</text:p>
          </table:table-cell>
          <table:table-cell office:value-type="float" office:value="-683056506853239" table:style-name="ce2">
            <text:p>-683.056.506.853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2" table:style-name="ce1">
            <text:p>940006202</text:p>
          </table:table-cell>
          <table:table-cell office:value-type="string" table:style-name="ce1">
            <text:p>C.E.N.S. Nº 364 - ANEXO A.T.E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UANIP 198 TOLKA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64SEC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045869208158" table:style-name="ce2">
            <text:p>-548.045.869.208.158</text:p>
          </table:table-cell>
          <table:table-cell office:value-type="float" office:value="-683056506853239" table:style-name="ce2">
            <text:p>-683.056.506.853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3" table:style-name="ce1">
            <text:p>940006203</text:p>
          </table:table-cell>
          <table:table-cell office:value-type="string" table:style-name="ce1">
            <text:p>C.E.N.S. Nº 364 - ANEXO ELECTRONIC SYSTE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PERITO MORENO KM 4 AVDA. PERITO MORENO KM 4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4" table:style-name="ce1">
            <text:p>940006204</text:p>
          </table:table-cell>
          <table:table-cell office:value-type="string" table:style-name="ce1">
            <text:p>C.E.N.S. Nº 364 - ANEXO PUERTO DE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MAIPU Y ROCA CENTRO AVDA. MAIPU Y ROC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5" table:style-name="ce1">
            <text:p>940006205</text:p>
          </table:table-cell>
          <table:table-cell office:value-type="string" table:style-name="ce1">
            <text:p>C.E.N.S. Nº 364 - ANEXO REENCONTRANDO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KUANIP 841 EL LIBERTADO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64SEC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206" table:style-name="ce1">
            <text:p>940006206</text:p>
          </table:table-cell>
          <table:table-cell office:value-type="string" table:style-name="ce1">
            <text:p>C.E.N.S. Nº 364 - ANEXO ALCAID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OQUI 490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64SEC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548057310772238" table:style-name="ce2">
            <text:p>-548.057.310.772.238</text:p>
          </table:table-cell>
          <table:table-cell office:value-type="float" office:value="-683052036081863" table:style-name="ce2">
            <text:p>-683.052.036.081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300" table:style-name="ce1">
            <text:p>940006300</text:p>
          </table:table-cell>
          <table:table-cell office:value-type="string" table:style-name="ce1">
            <text:p>COLEGIO NACIONAL DE USHUA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 MONTE 1850 CASAS DEL SU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SECRETARIACNU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318112843573" table:style-name="ce2">
            <text:p>-548.318.112.843.573</text:p>
          </table:table-cell>
          <table:table-cell office:value-type="float" office:value="-683453349412976" table:style-name="ce2">
            <text:p>-683.453.349.412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400" table:style-name="ce1">
            <text:p>940006400</text:p>
          </table:table-cell>
          <table:table-cell office:value-type="string" table:style-name="ce1">
            <text:p>ESCUELA ESPECIAL Nº 1 - KAYU-CHEN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GALLANES 1745 INTEVU 17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PECIALKAYU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500" table:style-name="ce1">
            <text:p>940006500</text:p>
          </table:table-cell>
          <table:table-cell office:value-type="string" table:style-name="ce1">
            <text:p>CENTRO EDUCATIVO DE NIVEL TERCIARIO Nº 11 -CIUDAD DE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811 YAGANE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T11CIUDADDEUSHUAIA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54810803750404" table:style-name="ce2">
            <text:p>-54.810.803.750.404</text:p>
          </table:table-cell>
          <table:table-cell office:value-type="float" office:value="-683262923598802" table:style-name="ce2">
            <text:p>-683.262.923.598.8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501" table:style-name="ce1">
            <text:p>940006501</text:p>
          </table:table-cell>
          <table:table-cell office:value-type="string" table:style-name="ce1">
            <text:p>C.E.N.T. Nº 11 - ANEXO ESCUELA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ONEROS FUEGUINOS Y FELIPE ROMERO MIRADOR DE LOS ANDES PIONEROS FUEGUINOS Y FELIPE ROM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700" table:style-name="ce1">
            <text:p>940006700</text:p>
          </table:table-cell>
          <table:table-cell office:value-type="string" table:style-name="ce1">
            <text:p>ESCUELA PROVINCIAL Nº 26 - SENADORES FUEGU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IBARRA 64 UNION - CHACRA IV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26SEC@EDUCACIONTDF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70956909717" table:style-name="ce2">
            <text:p>-53.770.956.909.717</text:p>
          </table:table-cell>
          <table:table-cell office:value-type="float" office:value="-677337477134303" table:style-name="ce2">
            <text:p>-677.337.477.134.3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800" table:style-name="ce1">
            <text:p>940006800</text:p>
          </table:table-cell>
          <table:table-cell office:value-type="string" table:style-name="ce1">
            <text:p>ESCUELA PROVINCIAL Nº 27 - KAR-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ANUEL BELGRANO 683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27SEC@EDUCACIONTDF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637971724357" table:style-name="ce2">
            <text:p>-537.637.971.724.357</text:p>
          </table:table-cell>
          <table:table-cell office:value-type="float" office:value="-677236797599632" table:style-name="ce2">
            <text:p>-677.236.797.599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6900" table:style-name="ce1">
            <text:p>940006900</text:p>
          </table:table-cell>
          <table:table-cell office:value-type="string" table:style-name="ce1">
            <text:p>ESCUELA PROVINCIAL Nº 32 - IYU QUE DEJA HUE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089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32RG@YAHOO.COM.AR / ESCUELA32TDF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633190052251" table:style-name="ce2">
            <text:p>-537.633.190.052.251</text:p>
          </table:table-cell>
          <table:table-cell office:value-type="float" office:value="-677234512678855" table:style-name="ce2">
            <text:p>-677.234.512.678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100" table:style-name="ce1">
            <text:p>940007100</text:p>
          </table:table-cell>
          <table:table-cell office:value-type="string" table:style-name="ce1">
            <text:p>ESCUELA ESPECIAL Nº 2 - CASITA DE L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ONEROS FUEGUINOS 25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ASITADELUZTDF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101" table:style-name="ce1">
            <text:p>940007101</text:p>
          </table:table-cell>
          <table:table-cell office:value-type="string" table:style-name="ce1">
            <text:p>ESCUELA ESPECIAL Nº 2 - ANEXO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-AL 411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ASITADELUZTDF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545085874962198" table:style-name="ce2">
            <text:p>-545.085.874.962.198</text:p>
          </table:table-cell>
          <table:table-cell office:value-type="float" office:value="-671931344430938" table:style-name="ce2">
            <text:p>-671.931.344.430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102" table:style-name="ce1">
            <text:p>940007102</text:p>
          </table:table-cell>
          <table:table-cell office:value-type="string" table:style-name="ce1">
            <text:p>ESCUELA ESPECIAL Nº 2 - ANEXO JARDIN Nº 13 -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CAS BRIDGES 462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ASITADELUZTDF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float" office:value="4" table:style-name="ce1">
            <text:p>4</text:p>
          </table:table-cell>
          <table:table-cell office:value-type="float" office:value="-545085874962198" table:style-name="ce2">
            <text:p>-545.085.874.962.198</text:p>
          </table:table-cell>
          <table:table-cell office:value-type="float" office:value="-671931344430938" table:style-name="ce2">
            <text:p>-671.931.344.430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300" table:style-name="ce1">
            <text:p>940007300</text:p>
          </table:table-cell>
          <table:table-cell office:value-type="string" table:style-name="ce1">
            <text:p>INSTITUTO SALESIANO DE ESTUDIOS SUPERIOR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368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BOSCO_ISES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37892179173448" table:style-name="ce2">
            <text:p>-537.892.179.173.448</text:p>
          </table:table-cell>
          <table:table-cell office:value-type="float" office:value="-677011278562167" table:style-name="ce2">
            <text:p>-677.011.278.562.1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400" table:style-name="ce1">
            <text:p>940007400</text:p>
          </table:table-cell>
          <table:table-cell office:value-type="string" table:style-name="ce1">
            <text:p>ESCUELA PROVINCIAL Nº 16 - DR. ARTURO MATEO 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ONIO ISORNA 690 JUAN DOMINGO PERO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16_86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001462025072" table:style-name="ce2">
            <text:p>-548.001.462.025.072</text:p>
          </table:table-cell>
          <table:table-cell office:value-type="float" office:value="-683078801480913" table:style-name="ce2">
            <text:p>-683.078.801.480.9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500" table:style-name="ce1">
            <text:p>940007500</text:p>
          </table:table-cell>
          <table:table-cell office:value-type="string" table:style-name="ce1">
            <text:p>ESCUELA PROVINCIAL Nº 24 - JUAN RUIZ GAL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ESPAÑOL 594 GAUCHO RIV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186652158923" table:style-name="ce2">
            <text:p>-548.186.652.158.923</text:p>
          </table:table-cell>
          <table:table-cell office:value-type="float" office:value="-683321805354122" table:style-name="ce2">
            <text:p>-683.321.805.354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600" table:style-name="ce1">
            <text:p>940007600</text:p>
          </table:table-cell>
          <table:table-cell office:value-type="string" table:style-name="ce1">
            <text:p>COLEGIO PROVINCIAL JOSE MAR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A FADUL 37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JOSEMARTIUSH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075339942249" table:style-name="ce2">
            <text:p>-548.075.339.942.249</text:p>
          </table:table-cell>
          <table:table-cell office:value-type="float" office:value="-683071979446107" table:style-name="ce2">
            <text:p>-683.071.979.446.1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700" table:style-name="ce1">
            <text:p>940007700</text:p>
          </table:table-cell>
          <table:table-cell office:value-type="string" table:style-name="ce1">
            <text:p>COLEGIO PROVINCIAL DE EDUCACION TECNOLOGICA RI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BELGRANO 777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TADISTICAS@EPETRG.EDU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37867215570424" table:style-name="ce2">
            <text:p>-537.867.215.570.424</text:p>
          </table:table-cell>
          <table:table-cell office:value-type="float" office:value="-677029407177828" table:style-name="ce2">
            <text:p>-677.029.407.177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701" table:style-name="ce1">
            <text:p>940007701</text:p>
          </table:table-cell>
          <table:table-cell office:value-type="string" table:style-name="ce1">
            <text:p>COLEGIO PCIAL. DE EDUCACION TECNOLOGICA RIO GRANDE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BELGRANO 541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TADISTICAS@EPETRG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37891101323404" table:style-name="ce2">
            <text:p>-537.891.101.323.404</text:p>
          </table:table-cell>
          <table:table-cell office:value-type="float" office:value="-677084473685133" table:style-name="ce2">
            <text:p>-677.084.473.685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800" table:style-name="ce1">
            <text:p>940007800</text:p>
          </table:table-cell>
          <table:table-cell office:value-type="string" table:style-name="ce1">
            <text:p>ESCUELA PROVINCIAL Nº 8 - GENERAL JOSE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O TORCUATO DE ALVEAR 651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688563996033" table:style-name="ce2">
            <text:p>-537.688.563.996.033</text:p>
          </table:table-cell>
          <table:table-cell office:value-type="float" office:value="-677132976183813" table:style-name="ce2">
            <text:p>-677.132.976.183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7900" table:style-name="ce1">
            <text:p>940007900</text:p>
          </table:table-cell>
          <table:table-cell office:value-type="string" table:style-name="ce1">
            <text:p>ESCUELA PROVINCIAL Nº 14 - SOLIDARIDAD LATINOAMERIC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2022 LOS CALAFAT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14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942684687167" table:style-name="ce2">
            <text:p>-537.942.684.687.167</text:p>
          </table:table-cell>
          <table:table-cell office:value-type="float" office:value="-677201703767154" table:style-name="ce2">
            <text:p>-677.201.703.767.1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000" table:style-name="ce1">
            <text:p>940008000</text:p>
          </table:table-cell>
          <table:table-cell office:value-type="string" table:style-name="ce1">
            <text:p>ESCUELA PROVINCIAL Nº 5 - JOSE MARIA BEAUVOI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EBAN LUCAS BRIDGES 542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OSEBEAUVOIR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5110476534811" table:style-name="ce2">
            <text:p>-545.110.476.534.811</text:p>
          </table:table-cell>
          <table:table-cell office:value-type="float" office:value="-671958706711306" table:style-name="ce2">
            <text:p>-671.958.706.711.3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100" table:style-name="ce1">
            <text:p>940008100</text:p>
          </table:table-cell>
          <table:table-cell office:value-type="string" table:style-name="ce1">
            <text:p>JARDIN DE INFANTES Nº 9 - TUTU MARAM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NGENIEROS 840 A.G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9TUTU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976068261253" table:style-name="ce2">
            <text:p>-537.976.068.261.253</text:p>
          </table:table-cell>
          <table:table-cell office:value-type="float" office:value="-676859878701886" table:style-name="ce2">
            <text:p>-676.859.878.701.8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200" table:style-name="ce1">
            <text:p>940008200</text:p>
          </table:table-cell>
          <table:table-cell office:value-type="string" table:style-name="ce1">
            <text:p>JARDIN DE INFANTES Nº 5 - TOL-OLEJ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583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688542538861" table:style-name="ce2">
            <text:p>-537.688.542.538.861</text:p>
          </table:table-cell>
          <table:table-cell office:value-type="float" office:value="-677252384622075" table:style-name="ce2">
            <text:p>-677.252.384.622.0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300" table:style-name="ce1">
            <text:p>940008300</text:p>
          </table:table-cell>
          <table:table-cell office:value-type="string" table:style-name="ce1">
            <text:p>COLEGIO TECNICO PROVINCIAL OLGA B. DE ARK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693 INTEVU VI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TP_USH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548093477504957" table:style-name="ce2">
            <text:p>-548.093.477.504.957</text:p>
          </table:table-cell>
          <table:table-cell office:value-type="float" office:value="-683242299841932" table:style-name="ce2">
            <text:p>-683.242.299.841.9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400" table:style-name="ce1">
            <text:p>940008400</text:p>
          </table:table-cell>
          <table:table-cell office:value-type="string" table:style-name="ce1">
            <text:p>CENTRO POLIVALENTE DE ARTE DE USH - PROF. INÉS MARÍA BUST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ALEM 15 LAS TERRAZAS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POLIVALENTEUSH@YAHOO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7990690660713" table:style-name="ce2">
            <text:p>-547.990.690.660.713</text:p>
          </table:table-cell>
          <table:table-cell office:value-type="float" office:value="-683026528567339" table:style-name="ce2">
            <text:p>-683.026.528.567.3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500" table:style-name="ce1">
            <text:p>940008500</text:p>
          </table:table-cell>
          <table:table-cell office:value-type="string" table:style-name="ce1">
            <text:p>COLEGIO PROVINCIAL DR. JOSE MARIA SOB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IOS YAMANA 1572 FELIPE VAREL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OLEGIOSOBRAL@TIERRADELFUEGO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8189947956916" table:style-name="ce2">
            <text:p>-548.189.947.956.916</text:p>
          </table:table-cell>
          <table:table-cell office:value-type="float" office:value="-683460829127928" table:style-name="ce2">
            <text:p>-683.460.829.127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600" table:style-name="ce1">
            <text:p>940008600</text:p>
          </table:table-cell>
          <table:table-cell office:value-type="string" table:style-name="ce1">
            <text:p>CENTRO EDUCATIVO DE NIVEL SECUNDARIO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A FADUL 37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075330581661" table:style-name="ce2">
            <text:p>-548.075.330.581.661</text:p>
          </table:table-cell>
          <table:table-cell office:value-type="float" office:value="-683071877082112" table:style-name="ce2">
            <text:p>-683.071.877.082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601" table:style-name="ce1">
            <text:p>940008601</text:p>
          </table:table-cell>
          <table:table-cell office:value-type="string" table:style-name="ce1">
            <text:p>C.E.N.S. Nº 15 ANEXO ESC.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AIPU 697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07701082546" table:style-name="ce2">
            <text:p>-54.807.701.082.546</text:p>
          </table:table-cell>
          <table:table-cell office:value-type="float" office:value="-683069696172225" table:style-name="ce2">
            <text:p>-683.069.696.172.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700" table:style-name="ce1">
            <text:p>940008700</text:p>
          </table:table-cell>
          <table:table-cell office:value-type="string" table:style-name="ce1">
            <text:p>COLEGIO DIOCESANO MONSEÑOR MIGUEL ANGEL ALEM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NAS 767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MONSALEMAN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03665608403" table:style-name="ce2">
            <text:p>-54.803.665.608.403</text:p>
          </table:table-cell>
          <table:table-cell office:value-type="float" office:value="-683236190324153" table:style-name="ce2">
            <text:p>-683.236.190.324.1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701" table:style-name="ce1">
            <text:p>940008701</text:p>
          </table:table-cell>
          <table:table-cell office:value-type="string" table:style-name="ce1">
            <text:p>COLEGIO DIOCESANO MONSEÑOR MIGUEL ANGEL ALEMAN - ANEX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VERNET Y FRANCISCO GONZALEZ INTEVU XIV LUIS VERNET Y FRANCISCO GONZALEZ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MONSALEMAN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800" table:style-name="ce1">
            <text:p>940008800</text:p>
          </table:table-cell>
          <table:table-cell office:value-type="string" table:style-name="ce1">
            <text:p>INSTITUTO PROV. DE ENSEÑANZA SUPERIOR - FLORENTINO AMEGH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FUEGUINA 951 BAHIA GOLONDRIN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IPESFA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47990696836149" table:style-name="ce2">
            <text:p>-547.990.696.836.149</text:p>
          </table:table-cell>
          <table:table-cell office:value-type="float" office:value="-683026520128538" table:style-name="ce2">
            <text:p>-683.026.520.128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801" table:style-name="ce1">
            <text:p>940008801</text:p>
          </table:table-cell>
          <table:table-cell office:value-type="string" table:style-name="ce1">
            <text:p>I.P.E.S. FLORENTINO AMEGHINO - ANEXO ESC. Nº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ONIO ISORNA 690 JUAN D. PERO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48001467545458" table:style-name="ce2">
            <text:p>-548.001.467.545.458</text:p>
          </table:table-cell>
          <table:table-cell office:value-type="float" office:value="-683078798768571" table:style-name="ce2">
            <text:p>-683.078.798.768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8802" table:style-name="ce1">
            <text:p>940008802</text:p>
          </table:table-cell>
          <table:table-cell office:value-type="string" table:style-name="ce1">
            <text:p>I.P.E.S. FLORENTINO AMEGHINO - ANEXO UNTDF SEDE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RWIN Y CANGA INTEVU XV DARWIN Y CANG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057310772238" table:style-name="ce2">
            <text:p>-548.057.310.772.238</text:p>
          </table:table-cell>
          <table:table-cell office:value-type="float" office:value="-683052036081863" table:style-name="ce2">
            <text:p>-683.052.036.081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000" table:style-name="ce1">
            <text:p>940009000</text:p>
          </table:table-cell>
          <table:table-cell office:value-type="string" table:style-name="ce1">
            <text:p>ESCUELA AGROTECNICA SALESIANA NTRA. SRA. DE LA CANDELAR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KM. 2800 RUTA NACIONAL Nº 3 KM. 2800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MISIONRG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200" table:style-name="ce1">
            <text:p>940009200</text:p>
          </table:table-cell>
          <table:table-cell office:value-type="string" table:style-name="ce1">
            <text:p>ESCUELA MUNICIPAL EXPERIMENTAL LAS LEN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BUT 1857 LATINOAMERICAN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8200266690168" table:style-name="ce2">
            <text:p>-548.200.266.690.168</text:p>
          </table:table-cell>
          <table:table-cell office:value-type="float" office:value="-683477626658407" table:style-name="ce2">
            <text:p>-683.477.626.658.4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300" table:style-name="ce1">
            <text:p>940009300</text:p>
          </table:table-cell>
          <table:table-cell office:value-type="string" table:style-name="ce1">
            <text:p>ESCUELA PROVINCIAL Nº 15 - CENTENARIO DE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GNACIO RUCCI 2530 SAN VICENTE DE PAUL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PRIMARIA15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7916996466303" table:style-name="ce2">
            <text:p>-547.916.996.466.303</text:p>
          </table:table-cell>
          <table:table-cell office:value-type="float" office:value="-682683926450023" table:style-name="ce2">
            <text:p>-682.683.926.450.0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400" table:style-name="ce1">
            <text:p>940009400</text:p>
          </table:table-cell>
          <table:table-cell office:value-type="string" table:style-name="ce1">
            <text:p>ESCUELA PROVINCIAL Nº 22 - BAHIA GOLONDR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FUEGUINA 951 BAHIA GOLONDRIN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260250422829" table:style-name="ce2">
            <text:p>-548.260.250.422.829</text:p>
          </table:table-cell>
          <table:table-cell office:value-type="float" office:value="-683365071083946" table:style-name="ce2">
            <text:p>-683.365.071.083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500" table:style-name="ce1">
            <text:p>940009500</text:p>
          </table:table-cell>
          <table:table-cell office:value-type="string" table:style-name="ce1">
            <text:p>ESCUELA PROVINCIAL Nº 23 - ORG. DE LOS ESTADOS AMERIC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MUÑOZ 997 A.G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23SEC@EDUCACIONTDF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977881578301" table:style-name="ce2">
            <text:p>-537.977.881.578.301</text:p>
          </table:table-cell>
          <table:table-cell office:value-type="float" office:value="-67685835740859" table:style-name="ce2">
            <text:p>-67.685.835.740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600" table:style-name="ce1">
            <text:p>940009600</text:p>
          </table:table-cell>
          <table:table-cell office:value-type="string" table:style-name="ce1">
            <text:p>JUVENIL INSTITUTO FUEGU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IRANTE GUILLERMO BROWN 810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UVENILINSTITUTOFUEGUINO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815012428235" table:style-name="ce2">
            <text:p>-537.815.012.428.235</text:p>
          </table:table-cell>
          <table:table-cell office:value-type="float" office:value="-677130049468842" table:style-name="ce2">
            <text:p>-677.130.049.468.8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700" table:style-name="ce1">
            <text:p>940009700</text:p>
          </table:table-cell>
          <table:table-cell office:value-type="string" table:style-name="ce1">
            <text:p>CENTRO EDUCATIVO DE NIVEL SECUNDARIO Nº 3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GRANDE 66 GAUCHO RIV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02USH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193238458771" table:style-name="ce2">
            <text:p>-548.193.238.458.771</text:p>
          </table:table-cell>
          <table:table-cell office:value-type="float" office:value="-683317007483624" table:style-name="ce2">
            <text:p>-683.317.007.483.6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701" table:style-name="ce1">
            <text:p>940009701</text:p>
          </table:table-cell>
          <table:table-cell office:value-type="string" table:style-name="ce1">
            <text:p>C.E.N.S. Nº 302 - ANEXO ESC.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ESPAÑOL 594 GAUCHO RIV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ENS302USH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18663733928" table:style-name="ce2">
            <text:p>-54.818.663.733.928</text:p>
          </table:table-cell>
          <table:table-cell office:value-type="float" office:value="-683321679350035" table:style-name="ce2">
            <text:p>-683.321.679.350.0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0" table:style-name="ce1">
            <text:p>940009800</text:p>
          </table:table-cell>
          <table:table-cell office:value-type="string" table:style-name="ce1">
            <text:p>ESCUELA PROV. Nº 2 P/ADOLESCENTES Y ADULTOS WIKA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YANO 811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K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1" table:style-name="ce1">
            <text:p>940009801</text:p>
          </table:table-cell>
          <table:table-cell office:value-type="string" table:style-name="ce1">
            <text:p>ESC.PROV.Nº 2 P/ADOLESC.Y ADULTOS WIKAM ESC.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FECTURA NAVAL ARGENTINA 11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K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2" table:style-name="ce1">
            <text:p>940009802</text:p>
          </table:table-cell>
          <table:table-cell office:value-type="string" table:style-name="ce1">
            <text:p>ESC.PROV.Nº 2 P/ADOLESC.Y ADULTOS WIKAM ESC.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OSKI Y YOURKA RECONQUISTA OROSKI Y YOURK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3" table:style-name="ce1">
            <text:p>940009803</text:p>
          </table:table-cell>
          <table:table-cell office:value-type="string" table:style-name="ce1">
            <text:p>ESC.PROV.Nº 2 P/ADOLESC.Y ADULTOS WIKAM C. PENITENCI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PENITENCIARIO CENTRO PENITENCIARI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C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4" table:style-name="ce1">
            <text:p>940009804</text:p>
          </table:table-cell>
          <table:table-cell office:value-type="string" table:style-name="ce1">
            <text:p>ESC.PROV.Nº 2 P/ADOLESC.Y ADULTOS WIKAM ESC.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JUAN MANUEL DE ROSAS 1450 25 DE NOVIEMBRE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5" table:style-name="ce1">
            <text:p>940009805</text:p>
          </table:table-cell>
          <table:table-cell office:value-type="string" table:style-name="ce1">
            <text:p>ESC.PROV.Nº 2 P/ADOLESC.Y ADULTOS WIKAM HOGAR DE D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MUÑOZ 927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6" table:style-name="ce1">
            <text:p>940009806</text:p>
          </table:table-cell>
          <table:table-cell office:value-type="string" table:style-name="ce1">
            <text:p>ESC.PROV.Nº 2 P/ADOLESC.Y ADULTOS WICAM ESC.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2022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C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7" table:style-name="ce1">
            <text:p>940009807</text:p>
          </table:table-cell>
          <table:table-cell office:value-type="string" table:style-name="ce1">
            <text:p>ESC.PROV.Nº 2 P/ADOLESC.Y ADULTOS WICAM CENTRO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RUPATINI 379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C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545111704804587" table:style-name="ce2">
            <text:p>-545.111.704.804.587</text:p>
          </table:table-cell>
          <table:table-cell office:value-type="float" office:value="-671961124157974" table:style-name="ce2">
            <text:p>-671.961.124.157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8" table:style-name="ce1">
            <text:p>940009808</text:p>
          </table:table-cell>
          <table:table-cell office:value-type="string" table:style-name="ce1">
            <text:p>ESC.PROV.Nº 2 P/ADOLESC.Y ADULTOS WIKAM A.T.E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ENTRO 1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09" table:style-name="ce1">
            <text:p>940009809</text:p>
          </table:table-cell>
          <table:table-cell office:value-type="string" table:style-name="ce1">
            <text:p>ESC.PROV.Nº 2 P/ADOLESC.Y ADULTOS WIKAM ESC.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JUAN ELADIO IBARRA 64 CHACRA IV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0" table:style-name="ce1">
            <text:p>940009810</text:p>
          </table:table-cell>
          <table:table-cell office:value-type="string" table:style-name="ce1">
            <text:p>ESC.PROV.Nº 2 P/ADOLESC.Y ADULTOS WIKAM BIBLIOT. M.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SAJE LA VERDAD 1683 PERON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K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48045869208158" table:style-name="ce2">
            <text:p>-548.045.869.208.158</text:p>
          </table:table-cell>
          <table:table-cell office:value-type="float" office:value="-683056506853239" table:style-name="ce2">
            <text:p>-683.056.506.853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1" table:style-name="ce1">
            <text:p>940009811</text:p>
          </table:table-cell>
          <table:table-cell office:value-type="string" table:style-name="ce1">
            <text:p>ESC.PROV.Nº 2 P/ADOLESC.Y ADULTOS WIKAM ESTANCIA SA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SARA ESTANCIA SAR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ESTANCIA SARA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892169028977" table:style-name="ce2">
            <text:p>-537.892.169.028.977</text:p>
          </table:table-cell>
          <table:table-cell office:value-type="float" office:value="-677011250821512" table:style-name="ce2">
            <text:p>-677.011.250.821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2" table:style-name="ce1">
            <text:p>940009812</text:p>
          </table:table-cell>
          <table:table-cell office:value-type="string" table:style-name="ce1">
            <text:p>ESC.PROV.Nº 2 P/ADOLES.Y AD. ANEXO CTRO.EDUCAT.Y DE FORM.LAB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KIOL 119 AUSTR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WICAM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3" table:style-name="ce1">
            <text:p>940009813</text:p>
          </table:table-cell>
          <table:table-cell office:value-type="string" table:style-name="ce1">
            <text:p>ESC.PROV.Nº 2 P/ADOLES.Y ADUL. ANEXO COMEDOR DE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SAJE LA VERDAD 1683 PERON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4" table:style-name="ce1">
            <text:p>940009814</text:p>
          </table:table-cell>
          <table:table-cell office:value-type="string" table:style-name="ce1">
            <text:p>ESC.PROV.N° 2 P/ADOLES. Y ADULTOS WIKAM ESC.N°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EGORIA MATORRA 3820 CHACRA XI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537822424460861" table:style-name="ce2">
            <text:p>-537.822.424.460.861</text:p>
          </table:table-cell>
          <table:table-cell office:value-type="float" office:value="-677105264261189" table:style-name="ce2">
            <text:p>-677.105.264.261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815" table:style-name="ce1">
            <text:p>940009815</text:p>
          </table:table-cell>
          <table:table-cell office:value-type="string" table:style-name="ce1">
            <text:p>ESC. PROV. N°2 P/ADOLES. y ADULTOS WIKAM C. P.A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edrabuena y Gobernador Paz B° Intevu</text:p>
          </table:table-cell>
          <table:table-cell office:value-type="float" office:value="9420" table:style-name="ce1">
            <text:p>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537928476" table:style-name="ce2">
            <text:p>-537.928.476</text:p>
          </table:table-cell>
          <table:table-cell office:value-type="float" office:value="-677147499" table:style-name="ce2">
            <text:p>-677.147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09900" table:style-name="ce1">
            <text:p>940009900</text:p>
          </table:table-cell>
          <table:table-cell office:value-type="string" table:style-name="ce1">
            <text:p>JARDIN DE INFANTES Nº 16 - RAICES Y A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BACERES 311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DEINFANTES1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697454058309" table:style-name="ce2">
            <text:p>-537.697.454.058.309</text:p>
          </table:table-cell>
          <table:table-cell office:value-type="float" office:value="-677202947924371" table:style-name="ce2">
            <text:p>-677.202.947.924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000" table:style-name="ce1">
            <text:p>940010000</text:p>
          </table:table-cell>
          <table:table-cell office:value-type="string" table:style-name="ce1">
            <text:p>JARDIN DE INFANTES Nº 17 - OLAS DE FANTAS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ONEROS FUEGUINOS 1145 CHACRA 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17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626197201711" table:style-name="ce2">
            <text:p>-537.626.197.201.711</text:p>
          </table:table-cell>
          <table:table-cell office:value-type="float" office:value="-677257846789673" table:style-name="ce2">
            <text:p>-677.257.846.789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100" table:style-name="ce1">
            <text:p>940010100</text:p>
          </table:table-cell>
          <table:table-cell office:value-type="string" table:style-name="ce1">
            <text:p>JARDIN MATERNO INFANTIL LA NUEVA CASITA DE TOD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INEN 74 TOLKA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LANUEVACASITA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155549900747" table:style-name="ce2">
            <text:p>-548.155.549.900.747</text:p>
          </table:table-cell>
          <table:table-cell office:value-type="float" office:value="-68323856468002" table:style-name="ce2">
            <text:p>-68.323.856.468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300" table:style-name="ce1">
            <text:p>940010300</text:p>
          </table:table-cell>
          <table:table-cell office:value-type="string" table:style-name="ce1">
            <text:p>JARDIN DE INFANTES PASITOS CURIOS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250 PROFESIONAL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SPAHNANDREA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686754327626" table:style-name="ce2">
            <text:p>-537.686.754.327.626</text:p>
          </table:table-cell>
          <table:table-cell office:value-type="float" office:value="-677173482875461" table:style-name="ce2">
            <text:p>-677.173.482.875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400" table:style-name="ce1">
            <text:p>940010400</text:p>
          </table:table-cell>
          <table:table-cell office:value-type="string" table:style-name="ce1">
            <text:p>COLEGIO DON BOSCO - RIO GRAND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368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BOSCO1Y2RG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892863114836" table:style-name="ce2">
            <text:p>-537.892.863.114.836</text:p>
          </table:table-cell>
          <table:table-cell office:value-type="float" office:value="-677011422056895" table:style-name="ce2">
            <text:p>-677.011.422.056.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600" table:style-name="ce1">
            <text:p>940010600</text:p>
          </table:table-cell>
          <table:table-cell office:value-type="string" table:style-name="ce1">
            <text:p>ESCUELA PROVINCIAL Nº 34 - YAK HAR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371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34USHUAIA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52890505836" table:style-name="ce2">
            <text:p>-548.152.890.505.836</text:p>
          </table:table-cell>
          <table:table-cell office:value-type="float" office:value="-683303613443014" table:style-name="ce2">
            <text:p>-683.303.613.443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700" table:style-name="ce1">
            <text:p>940010700</text:p>
          </table:table-cell>
          <table:table-cell office:value-type="string" table:style-name="ce1">
            <text:p>ESCUELA PROVINCIAL Nº 35 - JORGE LUIS BORG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SISTENCIA 100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35JLBORGES@HOTMAIL.COM / ESC35JLBORGES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3774535756746" table:style-name="ce2">
            <text:p>-53.774.535.756.746</text:p>
          </table:table-cell>
          <table:table-cell office:value-type="float" office:value="-677097295667811" table:style-name="ce2">
            <text:p>-677.097.295.667.8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0900" table:style-name="ce1">
            <text:p>940010900</text:p>
          </table:table-cell>
          <table:table-cell office:value-type="string" table:style-name="ce1">
            <text:p>ESCUELA PROVINCIAL Nº 37 - PATRICIO O'BYR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NCIA CULLEN - RUTA NAC.Nº3 KM.2710 CASCO PRINCIPAL ESTANCIA CULLEN - RUTA NAC. Nº3 KM.2710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CULLE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_37_CULLEN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28841286333397" table:style-name="ce2">
            <text:p>-528.841.286.333.397</text:p>
          </table:table-cell>
          <table:table-cell office:value-type="float" office:value="-684487831237931" table:style-name="ce2">
            <text:p>-684.487.831.237.9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1300" table:style-name="ce1">
            <text:p>940011300</text:p>
          </table:table-cell>
          <table:table-cell office:value-type="string" table:style-name="ce1">
            <text:p>JARDIN DE INFANTES PASTORCITOS DE DO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ANUEL DE ROSAS 30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SECRETARIA@PASTORCITOSDONBOSC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8081510081754" table:style-name="ce2">
            <text:p>-548.081.510.081.754</text:p>
          </table:table-cell>
          <table:table-cell office:value-type="float" office:value="-683104109501605" table:style-name="ce2">
            <text:p>-683.104.109.501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1400" table:style-name="ce1">
            <text:p>940011400</text:p>
          </table:table-cell>
          <table:table-cell office:value-type="string" table:style-name="ce1">
            <text:p>CENTRO POLIVALENTE DE ARTE DE R.GDE.-PROF. DIANA COTORRU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RO CAMBACERES Y MARIA AUXILIADORA CHACRA II LURO CAMBACERES Y MARIA AUXILIADOR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PARGRANDE@HOT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688950335376" table:style-name="ce2">
            <text:p>-537.688.950.335.376</text:p>
          </table:table-cell>
          <table:table-cell office:value-type="float" office:value="-677257710798509" table:style-name="ce2">
            <text:p>-677.257.710.798.5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1500" table:style-name="ce1">
            <text:p>940011500</text:p>
          </table:table-cell>
          <table:table-cell office:value-type="string" table:style-name="ce1">
            <text:p>COLEGIO PROVINCIAL HASP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NGENIEROS 1100 A.G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EGIOHASPEN@YAHOO.COM.AR / HECTAUIL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988000104925" table:style-name="ce2">
            <text:p>-537.988.000.104.925</text:p>
          </table:table-cell>
          <table:table-cell office:value-type="float" office:value="-676836917793351" table:style-name="ce2">
            <text:p>-676.836.917.793.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1600" table:style-name="ce1">
            <text:p>940011600</text:p>
          </table:table-cell>
          <table:table-cell office:value-type="string" table:style-name="ce1">
            <text:p>ESCUELA MUNICIPAL EXPERIMENTAL LOS ALAKALUF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SENECIOS 150 ECOLOGIC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FAGNANOAR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7977196542995" table:style-name="ce2">
            <text:p>-547.977.196.542.995</text:p>
          </table:table-cell>
          <table:table-cell office:value-type="float" office:value="-683057079794733" table:style-name="ce2">
            <text:p>-683.057.079.794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1700" table:style-name="ce1">
            <text:p>940011700</text:p>
          </table:table-cell>
          <table:table-cell office:value-type="string" table:style-name="ce1">
            <text:p>ESCUELA PROVINCIAL Nº 38 - PRESIDENTE RAÚL RICARDO ALFONS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SE ANTARTICA ESPERANZA BASE ANTARTICA ESPERANZA</text:p>
          </table:table-cell>
          <table:table-cell office:value-type="string" table:style-name="ce1">
            <text:p>V9411</text:p>
          </table:table-cell>
          <table:table-cell table:style-name="ce1"/>
          <table:table-cell office:value-type="string" table:style-name="ce1">
            <text:p>BASE ESPERANZA</text:p>
          </table:table-cell>
          <table:table-cell office:value-type="string" table:style-name="ce1">
            <text:p>ANTARTIDA ARGENTINA</text:p>
          </table:table-cell>
          <table:table-cell office:value-type="string" table:style-name="ce1">
            <text:p>ESC38ANT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633601923333758" table:style-name="ce2">
            <text:p>-633.601.923.333.758</text:p>
          </table:table-cell>
          <table:table-cell office:value-type="float" office:value="-570712554926551" table:style-name="ce2">
            <text:p>-570.712.554.926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200" table:style-name="ce1">
            <text:p>940012200</text:p>
          </table:table-cell>
          <table:table-cell office:value-type="string" table:style-name="ce1">
            <text:p>ESTABLECIMIENTO PROVINCIAL DE NIVEL INICIAL Nº 18 - CARUCH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ONEROS FUEGUINOS Y FELIPE ROMERO MIRADOR DE LOS ANDES PIONEROS FUEGUINOS Y FELIPE ROM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47937767364042" table:style-name="ce2">
            <text:p>-547.937.767.364.042</text:p>
          </table:table-cell>
          <table:table-cell office:value-type="float" office:value="-682328673076885" table:style-name="ce2">
            <text:p>-682.328.673.076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300" table:style-name="ce1">
            <text:p>940012300</text:p>
          </table:table-cell>
          <table:table-cell office:value-type="string" table:style-name="ce1">
            <text:p>ESCUELA PROVINCIAL Nº 39 - MIRADOR DEL OLI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ONEROS FUEGUINOS Y FELIPE ROMERO MIRADOR DE LOS ANDES PIONEROS FUEGUINOS Y FELIPE ROM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_39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7938615507154" table:style-name="ce2">
            <text:p>-547.938.615.507.154</text:p>
          </table:table-cell>
          <table:table-cell office:value-type="float" office:value="-682332170800052" table:style-name="ce2">
            <text:p>-682.332.170.800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600" table:style-name="ce1">
            <text:p>940012600</text:p>
          </table:table-cell>
          <table:table-cell office:value-type="string" table:style-name="ce1">
            <text:p>C.I.E.U. LIBERTADOR GRAL. SAN MAR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PERITO MORENO 1415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IEUSECRETARIA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7989473908237" table:style-name="ce2">
            <text:p>-547.989.473.908.237</text:p>
          </table:table-cell>
          <table:table-cell office:value-type="float" office:value="-682815547117006" table:style-name="ce2">
            <text:p>-682.815.547.117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700" table:style-name="ce1">
            <text:p>940012700</text:p>
          </table:table-cell>
          <table:table-cell office:value-type="string" table:style-name="ce1">
            <text:p>INSTITUTO SUPERIOR DEL PROFESORADO RI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 1650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SPRG@YAHOO.COM.AR / PROFESORADO@FRRG.UTN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537865200551295" table:style-name="ce2">
            <text:p>-537.865.200.551.295</text:p>
          </table:table-cell>
          <table:table-cell office:value-type="float" office:value="-67725699853781" table:style-name="ce2">
            <text:p>-67.725.699.853.7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800" table:style-name="ce1">
            <text:p>940012800</text:p>
          </table:table-cell>
          <table:table-cell office:value-type="string" table:style-name="ce1">
            <text:p>ESCUELA PROVINCIAL Nº 6 - PROVINCIA DE ENTRE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GUNA ESCONDIDA -RUTA 3 KM3000 PARAJE LAGUNA ESCONDIDA - RUTA 3 KM 3000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LAGUNA ESCONDID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.NSEIS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5" table:style-name="ce1">
            <text:p>5</text:p>
          </table:table-cell>
          <table:table-cell office:value-type="float" office:value="-546418503305366" table:style-name="ce2">
            <text:p>-546.418.503.305.366</text:p>
          </table:table-cell>
          <table:table-cell office:value-type="float" office:value="-677632081134078" table:style-name="ce2">
            <text:p>-677.632.081.134.0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2801" table:style-name="ce1">
            <text:p>940012801</text:p>
          </table:table-cell>
          <table:table-cell office:value-type="string" table:style-name="ce1">
            <text:p>ESCUELA PROVINCIAL N° 6 - ANEXO - PUERTO ALM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O ALMANZA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PUESTO ALMANZ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.NSEIS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000" table:style-name="ce1">
            <text:p>940013000</text:p>
          </table:table-cell>
          <table:table-cell office:value-type="string" table:style-name="ce1">
            <text:p>ESCUELA PROVINCIAL Nº 18 - DR. BENJAMIN MATI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RAJE RADMAN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ADMAN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534332999999979" table:style-name="ce2">
            <text:p>-534.332.999.999.979</text:p>
          </table:table-cell>
          <table:table-cell office:value-type="float" office:value="-681832599999972" table:style-name="ce2">
            <text:p>-681.832.599.999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200" table:style-name="ce1">
            <text:p>940013200</text:p>
          </table:table-cell>
          <table:table-cell office:value-type="string" table:style-name="ce1">
            <text:p>CENTRO EDUCATIVO DE NIVEL SECUNDARIO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DIAZ CHARA 64 CHACRA IV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DIAZCHARARGTDF@YAHOO.COM.AR / CENSN1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37712476339328" table:style-name="ce2">
            <text:p>-537.712.476.339.328</text:p>
          </table:table-cell>
          <table:table-cell office:value-type="float" office:value="-677325325298996" table:style-name="ce2">
            <text:p>-677.325.325.298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201" table:style-name="ce1">
            <text:p>940013201</text:p>
          </table:table-cell>
          <table:table-cell office:value-type="string" table:style-name="ce1">
            <text:p>C.E.N.S. Nº 1 - ANEXO ESC. 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OSKY 183 RECONQUISTA OROSKY Y YOURKA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DIAZCHARARGTDF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5111684458053" table:style-name="ce2">
            <text:p>-545.111.684.458.053</text:p>
          </table:table-cell>
          <table:table-cell office:value-type="float" office:value="-671961142978516" table:style-name="ce2">
            <text:p>-671.961.142.978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202" table:style-name="ce1">
            <text:p>940013202</text:p>
          </table:table-cell>
          <table:table-cell office:value-type="string" table:style-name="ce1">
            <text:p>C.E.N.S. Nº 1 - ANEXO A.T.E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CHECO 756 A.G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DIAZCHARARGTDF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203" table:style-name="ce1">
            <text:p>940013203</text:p>
          </table:table-cell>
          <table:table-cell office:value-type="string" table:style-name="ce1">
            <text:p>C.E.N.S. Nº 1 - ANEXO CENTRO PENITENCI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KM 7,5 Y.P.F. RUTA NAC. Nº 3 KM 7,5 - UNIDAD DE DETENCION Nº 1 RIO GRANDE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DIAZCHARARGTDF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400" table:style-name="ce1">
            <text:p>940013400</text:p>
          </table:table-cell>
          <table:table-cell office:value-type="string" table:style-name="ce1">
            <text:p>ESCUELA PROVINCIAL EXPERIMENTAL LOS CALAFA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LOS CAUQUENES 1088 ANDIN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MECHESAN0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216699903531" table:style-name="ce2">
            <text:p>-548.216.699.903.531</text:p>
          </table:table-cell>
          <table:table-cell office:value-type="float" office:value="-683425724145033" table:style-name="ce2">
            <text:p>-683.425.724.145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500" table:style-name="ce1">
            <text:p>940013500</text:p>
          </table:table-cell>
          <table:table-cell office:value-type="string" table:style-name="ce1">
            <text:p>ESCUELA DE ENSEÑANZA GENERAL BASICA JULIO VERN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ARUKINKA 110 TOLKA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YNTHIAC@ARNE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48171522802604" table:style-name="ce2">
            <text:p>-548.171.522.802.604</text:p>
          </table:table-cell>
          <table:table-cell office:value-type="float" office:value="-683256712536664" table:style-name="ce2">
            <text:p>-683.256.712.536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600" table:style-name="ce1">
            <text:p>940013600</text:p>
          </table:table-cell>
          <table:table-cell office:value-type="string" table:style-name="ce1">
            <text:p>JARDIN MATERNAL Y DE INFANTES DOMI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PACHECO 1032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DOMINO@SPEEDY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537889262120366" table:style-name="ce2">
            <text:p>-537.889.262.120.366</text:p>
          </table:table-cell>
          <table:table-cell office:value-type="float" office:value="-677200176678253" table:style-name="ce2">
            <text:p>-677.200.176.678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700" table:style-name="ce1">
            <text:p>940013700</text:p>
          </table:table-cell>
          <table:table-cell office:value-type="string" table:style-name="ce1">
            <text:p>ESCUELA MODELO DE EDUCACION INTEG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575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MEI21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913057131777" table:style-name="ce2">
            <text:p>-537.913.057.131.777</text:p>
          </table:table-cell>
          <table:table-cell office:value-type="float" office:value="-677121091896039" table:style-name="ce2">
            <text:p>-677.121.091.896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701" table:style-name="ce1">
            <text:p>940013701</text:p>
          </table:table-cell>
          <table:table-cell office:value-type="string" table:style-name="ce1">
            <text:p>ESCUELA MODELO DE EDUCACIÓN INTEGRAL - ANEXO USHUA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ín 788 Centro Entre Juana Fadul y 9 de Julio</text:p>
          </table:table-cell>
          <table:table-cell office:value-type="float" office:value="9410" table:style-name="ce1">
            <text:p>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meiushuaia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548074737" table:style-name="ce2">
            <text:p>-548.074.737</text:p>
          </table:table-cell>
          <table:table-cell office:value-type="float" office:value="-683090321" table:style-name="ce2">
            <text:p>-683.090.3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800" table:style-name="ce1">
            <text:p>940013800</text:p>
          </table:table-cell>
          <table:table-cell office:value-type="string" table:style-name="ce1">
            <text:p>WORLD COLLEGE DE LA FUNDACION WORLD UNIVERSIT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60 - PISO 3 OFICINA 12 CENTRO 25 DE MAYO 260 - PISO 3 OFICINA 12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056571308004" table:style-name="ce2">
            <text:p>-548.056.571.308.004</text:p>
          </table:table-cell>
          <table:table-cell office:value-type="float" office:value="-683074779133937" table:style-name="ce2">
            <text:p>-683.074.779.133.9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3900" table:style-name="ce1">
            <text:p>940013900</text:p>
          </table:table-cell>
          <table:table-cell office:value-type="string" table:style-name="ce1">
            <text:p>JARDIN DE INFANTES Nº 13 - ZHIOSH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EBAN LUCAS BRIDGES 542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JARDIN13SEC@EDUCACIONTDF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45085514794883" table:style-name="ce2">
            <text:p>-545.085.514.794.883</text:p>
          </table:table-cell>
          <table:table-cell office:value-type="float" office:value="-671919741011759" table:style-name="ce2">
            <text:p>-671.919.741.011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000" table:style-name="ce1">
            <text:p>940014000</text:p>
          </table:table-cell>
          <table:table-cell office:value-type="string" table:style-name="ce1">
            <text:p>SERVICIOS EDUCATIVOS S.R.L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GOLETA FLORENCIA 1906 JOSE HERNANDEZ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SERVGORO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548058235799616" table:style-name="ce2">
            <text:p>-548.058.235.799.616</text:p>
          </table:table-cell>
          <table:table-cell office:value-type="float" office:value="-683142969756428" table:style-name="ce2">
            <text:p>-683.142.969.756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100" table:style-name="ce1">
            <text:p>940014100</text:p>
          </table:table-cell>
          <table:table-cell office:value-type="string" table:style-name="ce1">
            <text:p>INSTITUTO PRIVADO DE EDUCACION SUPERIOR FIRELAND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AIPU 1159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INSTITUTOFIRELAND@SPEEDY.COM.A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200" table:style-name="ce1">
            <text:p>940014200</text:p>
          </table:table-cell>
          <table:table-cell office:value-type="string" table:style-name="ce1">
            <text:p>CENTRO DE ACTIVIDADES ALTERNATIVAS P/DISCAPACITADOS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ALANIKA Y KARUKINKA TOLKAR WALANIKA Y KARUKINK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AADUSH@MASTERSAT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300" table:style-name="ce1">
            <text:p>940014300</text:p>
          </table:table-cell>
          <table:table-cell office:value-type="string" table:style-name="ce1">
            <text:p>CENTRO DE ACTIVIDADES ALTERNATIVAS P/DISCAPACITADOS RI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DE HORNOS 605 TEXTI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AAD_RG@YAHOO.COM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37771269028957" table:style-name="ce2">
            <text:p>-537.771.269.028.957</text:p>
          </table:table-cell>
          <table:table-cell office:value-type="float" office:value="-677552350821505" table:style-name="ce2">
            <text:p>-677.552.350.821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400" table:style-name="ce1">
            <text:p>940014400</text:p>
          </table:table-cell>
          <table:table-cell office:value-type="string" table:style-name="ce1">
            <text:p>INSTITUTO PROVINCIAL DE IDIOMAS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PETREL 641 SAN SALVADO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IPIUSHUAIA@YAHOO.COM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199999972" table:style-name="ce2">
            <text:p>-548.198.199.999.972</text:p>
          </table:table-cell>
          <table:table-cell office:value-type="float" office:value="-681508899999947" table:style-name="ce2">
            <text:p>-681.508.899.99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401" table:style-name="ce1">
            <text:p>940014401</text:p>
          </table:table-cell>
          <table:table-cell office:value-type="string" table:style-name="ce1">
            <text:p>INSTITUTO PROVINCIAL DE IDIOMAS USHUAIA - ANEXO ESC.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IONEROS FUEGUINOS Y FELIPE ROMERO MIRADOR DE LOS ANDES PIONEROS FUEGUINOS Y FELIPE ROME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IPIUSHUAIA@YAHOO.COM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500" table:style-name="ce1">
            <text:p>940014500</text:p>
          </table:table-cell>
          <table:table-cell office:value-type="string" table:style-name="ce1">
            <text:p>INSTITUTO PROVINCIAL DE IDIOMAS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UCAS BRIDGES S/N LUCAS BRIDGES S/N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5106284325645" table:style-name="ce2">
            <text:p>-545.106.284.325.645</text:p>
          </table:table-cell>
          <table:table-cell office:value-type="float" office:value="-671928090764302" table:style-name="ce2">
            <text:p>-671.928.090.764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600" table:style-name="ce1">
            <text:p>940014600</text:p>
          </table:table-cell>
          <table:table-cell office:value-type="string" table:style-name="ce1">
            <text:p>ESCUELA PROVINCIAL EXPERIMENTAL LAS GAVIOT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OL HOL 980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VICENTEARB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54814437057621" table:style-name="ce2">
            <text:p>-54.814.437.057.621</text:p>
          </table:table-cell>
          <table:table-cell office:value-type="float" office:value="-683330374606329" table:style-name="ce2">
            <text:p>-683.330.374.606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700" table:style-name="ce1">
            <text:p>940014700</text:p>
          </table:table-cell>
          <table:table-cell office:value-type="string" table:style-name="ce1">
            <text:p>INSTITUTO SALESIANO DON BOSCO - USHUA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ANUEL DE ROSAS 54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POLIMODALDBUSH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8079704124729" table:style-name="ce2">
            <text:p>-548.079.704.124.729</text:p>
          </table:table-cell>
          <table:table-cell office:value-type="float" office:value="-683107169649219" table:style-name="ce2">
            <text:p>-683.107.169.649.2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800" table:style-name="ce1">
            <text:p>940014800</text:p>
          </table:table-cell>
          <table:table-cell office:value-type="string" table:style-name="ce1">
            <text:p>ESCUELA PRIVADA DE EDUCACION INTEGRAL MAR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250 PROFESIONAL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PEIM256@UOLSINECTIS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7697845797774" table:style-name="ce2">
            <text:p>-537.697.845.797.774</text:p>
          </table:table-cell>
          <table:table-cell office:value-type="float" office:value="-677055074259951" table:style-name="ce2">
            <text:p>-677.055.074.259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4900" table:style-name="ce1">
            <text:p>940014900</text:p>
          </table:table-cell>
          <table:table-cell office:value-type="string" table:style-name="ce1">
            <text:p>CENTRO EDUCATIVO Y DE FORMACION LABORAL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GONZALEZ 130 YAGANES - INTEVU XIV INTEVU XIV - CASA 130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PROGRAMAFORMACIONLABORAL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548198199999986" table:style-name="ce2">
            <text:p>-548.198.199.999.986</text:p>
          </table:table-cell>
          <table:table-cell office:value-type="float" office:value="-681508899999973" table:style-name="ce2">
            <text:p>-681.508.899.999.9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000" table:style-name="ce1">
            <text:p>940015000</text:p>
          </table:table-cell>
          <table:table-cell office:value-type="string" table:style-name="ce1">
            <text:p>COLEGIO PROVINCIAL 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WR Y KOYUSKA ECOLOGICO CHAWR ENTRE KOYUSKA Y KAU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ANTARARG@HOTMA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38024530350312" table:style-name="ce2">
            <text:p>-538.024.530.350.312</text:p>
          </table:table-cell>
          <table:table-cell office:value-type="float" office:value="-676615540905923" table:style-name="ce2">
            <text:p>-676.615.540.905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300" table:style-name="ce1">
            <text:p>940015300</text:p>
          </table:table-cell>
          <table:table-cell office:value-type="string" table:style-name="ce1">
            <text:p>CENTRO DE ARTES Y OFICIOS DE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CAS BRIDGES 640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TCTOLHUIN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5106284325645" table:style-name="ce2">
            <text:p>-545.106.284.325.645</text:p>
          </table:table-cell>
          <table:table-cell office:value-type="float" office:value="-671928090764302" table:style-name="ce2">
            <text:p>-671.928.090.764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400" table:style-name="ce1">
            <text:p>940015400</text:p>
          </table:table-cell>
          <table:table-cell office:value-type="string" table:style-name="ce1">
            <text:p>ESCUELA SUPERIOR DE POLI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KM 7,5 Y.P.F. RUTA NACIONAL Nº 3 KM 7,5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ESCUELA-CADETES@HOTMAIL.COM/DIV_INST_POL@UOLSINECTI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600" table:style-name="ce1">
            <text:p>940015600</text:p>
          </table:table-cell>
          <table:table-cell office:value-type="string" table:style-name="ce1">
            <text:p>CENTRO TERAPEUTICO EDUCATI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ILBAO 750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700" table:style-name="ce1">
            <text:p>940015700</text:p>
          </table:table-cell>
          <table:table-cell office:value-type="string" table:style-name="ce1">
            <text:p>COLEGIO PROVINCIAL DR. ERNESTO GUEVA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SCONI 655 CENTR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GUEVARAERNESTO_2005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537912795889494" table:style-name="ce2">
            <text:p>-537.912.795.889.494</text:p>
          </table:table-cell>
          <table:table-cell office:value-type="float" office:value="-677056120251429" table:style-name="ce2">
            <text:p>-677.056.120.251.4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800" table:style-name="ce1">
            <text:p>940015800</text:p>
          </table:table-cell>
          <table:table-cell office:value-type="string" table:style-name="ce1">
            <text:p>COLEGIO PROVINCIAL KLOKET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A FADUL 266 CENTR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548074041586167" table:style-name="ce2">
            <text:p>-548.074.041.586.167</text:p>
          </table:table-cell>
          <table:table-cell office:value-type="float" office:value="-683254279713345" table:style-name="ce2">
            <text:p>-683.254.279.713.3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801" table:style-name="ce1">
            <text:p>940015801</text:p>
          </table:table-cell>
          <table:table-cell office:value-type="string" table:style-name="ce1">
            <text:p>COLEGIO PROVINCIAL KLOKETEN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 LA ESTANCIA 2951 RIO PIP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4508628105958" table:style-name="ce2">
            <text:p>-54.508.628.105.958</text:p>
          </table:table-cell>
          <table:table-cell office:value-type="float" office:value="-671928279360359" table:style-name="ce2">
            <text:p>-671.928.279.360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5900" table:style-name="ce1">
            <text:p>940015900</text:p>
          </table:table-cell>
          <table:table-cell office:value-type="string" table:style-name="ce1">
            <text:p>COLEGIO PROVINCIAL ERNESTO SABA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CUNDO QUIROGA 1780 LA OC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COLEGIO_SABAT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5479420755442" table:style-name="ce2">
            <text:p>-5.479.420.755.442</text:p>
          </table:table-cell>
          <table:table-cell office:value-type="float" office:value="-682771659292654" table:style-name="ce2">
            <text:p>-682.771.659.292.6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000" table:style-name="ce1">
            <text:p>940016000</text:p>
          </table:table-cell>
          <table:table-cell office:value-type="string" table:style-name="ce1">
            <text:p>ESCUELA PROVINCIAL - LOS CAUQUE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RIBALDI HONTE 2753 CHACRA IV GARIBALDI ENTRE DIAZ CHARA Y P.N.A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2" table:style-name="ce1">
            <text:p>42</text:p>
          </table:table-cell>
          <table:table-cell office:value-type="float" office:value="-537771269028977" table:style-name="ce2">
            <text:p>-537.771.269.028.977</text:p>
          </table:table-cell>
          <table:table-cell office:value-type="float" office:value="-677552350821511" table:style-name="ce2">
            <text:p>-677.552.350.821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100" table:style-name="ce1">
            <text:p>940016100</text:p>
          </table:table-cell>
          <table:table-cell office:value-type="string" table:style-name="ce1">
            <text:p>CENTRO EDUCATIVO DE NIVEL SECUNDARIO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RUPATTINI 379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BARCE2009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5106284325645" table:style-name="ce2">
            <text:p>-545.106.284.325.645</text:p>
          </table:table-cell>
          <table:table-cell office:value-type="float" office:value="-671928090764302" table:style-name="ce2">
            <text:p>-671.928.090.764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101" table:style-name="ce1">
            <text:p>940016101</text:p>
          </table:table-cell>
          <table:table-cell office:value-type="string" table:style-name="ce1">
            <text:p>C.E.N.S. Nº 2 - ANEXO LAGUNA ESCOND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3 RUTA NACIONAL Nº 3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LAGUNA ESCONDID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6418503305366" table:style-name="ce2">
            <text:p>-546.418.503.305.366</text:p>
          </table:table-cell>
          <table:table-cell office:value-type="float" office:value="-677632081134078" table:style-name="ce2">
            <text:p>-677.632.081.134.0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200" table:style-name="ce1">
            <text:p>940016200</text:p>
          </table:table-cell>
          <table:table-cell office:value-type="string" table:style-name="ce1">
            <text:p>COLEGIO PROVINCIAL DR. ESTEBAN LAUREANO MARADO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MA 731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EGIO.MARADON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54508628105958" table:style-name="ce2">
            <text:p>-54.508.628.105.958</text:p>
          </table:table-cell>
          <table:table-cell office:value-type="float" office:value="-671928279360359" table:style-name="ce2">
            <text:p>-671.928.279.360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300" table:style-name="ce1">
            <text:p>940016300</text:p>
          </table:table-cell>
          <table:table-cell office:value-type="string" table:style-name="ce1">
            <text:p>INSTITUTO POLITECNI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ISLAS MALVINAS 1626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400" table:style-name="ce1">
            <text:p>940016400</text:p>
          </table:table-cell>
          <table:table-cell office:value-type="string" table:style-name="ce1">
            <text:p>COLEGIO PROVINCIAL DR. RENE FAVAL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HORNE 2023 LOS CALAFAT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OLEGIOPROVINCIALFAVALOR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500" table:style-name="ce1">
            <text:p>940016500</text:p>
          </table:table-cell>
          <table:table-cell office:value-type="string" table:style-name="ce1">
            <text:p>PROYECTO ALTERNATIVO P/ ALUMNOS DE 1º Y 2º AÑ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371 BROWN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DIRECCION_EGB3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600" table:style-name="ce1">
            <text:p>940016600</text:p>
          </table:table-cell>
          <table:table-cell office:value-type="string" table:style-name="ce1">
            <text:p>CENTRO EDUC.Y DE FORM.LABORAL RIO GRANDE DR.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KIOL 119 C.A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CENTROEDUCATIVOFORMACIONLABORAL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37808741788357" table:style-name="ce2">
            <text:p>-537.808.741.788.357</text:p>
          </table:table-cell>
          <table:table-cell office:value-type="float" office:value="-677190508563307" table:style-name="ce2">
            <text:p>-677.190.508.563.3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700" table:style-name="ce1">
            <text:p>940016700</text:p>
          </table:table-cell>
          <table:table-cell office:value-type="string" table:style-name="ce1">
            <text:p>CENTRO EDUCATIVO DE NIVEL SECUNDARIO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IGNACIO RUCCI 2530 SAN VICENTE DE PAUL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800" table:style-name="ce1">
            <text:p>940016800</text:p>
          </table:table-cell>
          <table:table-cell office:value-type="string" table:style-name="ce1">
            <text:p>INST.PCIAL.DE EDUC. EN HOTELERIA Y GASTRONOMIA - LOS YAG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ENIDA BELGRANO -EX HOTEL LOS YAGANES CENTRO AVENIDA BELGRANO - EX HOTEL LOS YAGANES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900" table:style-name="ce1">
            <text:p>940016900</text:p>
          </table:table-cell>
          <table:table-cell office:value-type="string" table:style-name="ce1">
            <text:p>INSTITUTO PROVINCIAL DE EDUCACION SUPERIOR DE RIO GRANDE - PAULO FREI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MA 731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PESRG2009@SPEEDY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37789269713349" table:style-name="ce2">
            <text:p>-537.789.269.713.349</text:p>
          </table:table-cell>
          <table:table-cell office:value-type="float" office:value="-677547807510883" table:style-name="ce2">
            <text:p>-677.547.807.51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901" table:style-name="ce1">
            <text:p>940016901</text:p>
          </table:table-cell>
          <table:table-cell office:value-type="string" table:style-name="ce1">
            <text:p>I.P.E.S. PAULO FREIRE - ANEXO ESCUELA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O T. DE ALVEAR 651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PESRG2009@SPEEDY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37889262120366" table:style-name="ce2">
            <text:p>-537.889.262.120.366</text:p>
          </table:table-cell>
          <table:table-cell office:value-type="float" office:value="-677200176678253" table:style-name="ce2">
            <text:p>-677.200.176.678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6902" table:style-name="ce1">
            <text:p>940016902</text:p>
          </table:table-cell>
          <table:table-cell office:value-type="string" table:style-name="ce1">
            <text:p>I.P.E.S. PAULO FREIRE - ANEXO ESCUELA Nº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SISTENCIA 100 MUTUAL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PESRG2009@SPEEDY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537889262120366" table:style-name="ce2">
            <text:p>-537.889.262.120.366</text:p>
          </table:table-cell>
          <table:table-cell office:value-type="float" office:value="-677200176678253" table:style-name="ce2">
            <text:p>-677.200.176.678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000" table:style-name="ce1">
            <text:p>940017000</text:p>
          </table:table-cell>
          <table:table-cell office:value-type="string" table:style-name="ce1">
            <text:p>DEPARTAMENTO DE APOYO LAS BANDUR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OS ZAR 391 SOLIER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100" table:style-name="ce1">
            <text:p>940017100</text:p>
          </table:table-cell>
          <table:table-cell office:value-type="string" table:style-name="ce1">
            <text:p>ESCUELA PROVINCIAL Nº 40 - MARIA ELENA WALS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AMSHEN 863 ITULARA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ESCUELALOSCOIHUES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548358451443349" table:style-name="ce2">
            <text:p>-548.358.451.443.349</text:p>
          </table:table-cell>
          <table:table-cell office:value-type="float" office:value="-683500096598887" table:style-name="ce2">
            <text:p>-683.500.096.598.8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200" table:style-name="ce1">
            <text:p>940017200</text:p>
          </table:table-cell>
          <table:table-cell office:value-type="string" table:style-name="ce1">
            <text:p>JARDIN DE INFANTES Nº 19 - TELKI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ALDES 575 INTEVU XVIII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300" table:style-name="ce1">
            <text:p>940017300</text:p>
          </table:table-cell>
          <table:table-cell office:value-type="string" table:style-name="ce1">
            <text:p>JARDIN DE INFANTES Nº 20 - LUCERITO DE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HIA DE LOS RENOS 3043 RIO PIP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400" table:style-name="ce1">
            <text:p>940017400</text:p>
          </table:table-cell>
          <table:table-cell office:value-type="string" table:style-name="ce1">
            <text:p>JARDIN MATERNAL - VEO VE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PAZ 1773 INTEVU XIV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548198243654958" table:style-name="ce2">
            <text:p>-548.198.243.654.958</text:p>
          </table:table-cell>
          <table:table-cell office:value-type="float" office:value="-681508942657453" table:style-name="ce2">
            <text:p>-681.508.942.657.4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500" table:style-name="ce1">
            <text:p>940017500</text:p>
          </table:table-cell>
          <table:table-cell office:value-type="string" table:style-name="ce1">
            <text:p>ESCUELA DEL CONO SUR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PACHECO 1032 A.G.P.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NORAVICENS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537889262120366" table:style-name="ce2">
            <text:p>-537.889.262.120.366</text:p>
          </table:table-cell>
          <table:table-cell office:value-type="float" office:value="-677200176678253" table:style-name="ce2">
            <text:p>-677.200.176.678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600" table:style-name="ce1">
            <text:p>940017600</text:p>
          </table:table-cell>
          <table:table-cell office:value-type="string" table:style-name="ce1">
            <text:p>ESCUELA PROVINCIAL Nº 41 - MARIO BENEDE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HIA DE LOS ABRIGOS 3050 RIO PIP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548057310772238" table:style-name="ce2">
            <text:p>-548.057.310.772.238</text:p>
          </table:table-cell>
          <table:table-cell office:value-type="float" office:value="-683052036081863" table:style-name="ce2">
            <text:p>-683.052.036.081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700" table:style-name="ce1">
            <text:p>940017700</text:p>
          </table:table-cell>
          <table:table-cell office:value-type="string" table:style-name="ce1">
            <text:p>ESCUELA PROVINCIAL Nº 42 - GABRIELA MIST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EGORIA MATORRA 3820 CHACRA XIII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537822424460861" table:style-name="ce2">
            <text:p>-537.822.424.460.861</text:p>
          </table:table-cell>
          <table:table-cell office:value-type="float" office:value="-677105264261189" table:style-name="ce2">
            <text:p>-677.105.264.261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800" table:style-name="ce1">
            <text:p>940017800</text:p>
          </table:table-cell>
          <table:table-cell office:value-type="string" table:style-name="ce1">
            <text:p>ESCUELA DE EDUCACION INTEGRAL SEDE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 LA ESTANCIA 3051 RIO PIPO</text:p>
          </table:table-cell>
          <table:table-cell office:value-type="string" table:style-name="ce1">
            <text:p>V9410</text:p>
          </table:table-cell>
          <table:table-cell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548057310772238" table:style-name="ce2">
            <text:p>-548.057.310.772.238</text:p>
          </table:table-cell>
          <table:table-cell office:value-type="float" office:value="-683052036081863" table:style-name="ce2">
            <text:p>-683.052.036.081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900" table:style-name="ce1">
            <text:p>940017900</text:p>
          </table:table-cell>
          <table:table-cell office:value-type="string" table:style-name="ce1">
            <text:p>ESCUELA DE EDUCACION INTEGRAL SEDE RI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Y BILBAO CENTRO MONSEÑOR FAGNANO Y BILBAO</text:p>
          </table:table-cell>
          <table:table-cell office:value-type="string" table:style-name="ce1">
            <text:p>V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537822424460861" table:style-name="ce2">
            <text:p>-537.822.424.460.861</text:p>
          </table:table-cell>
          <table:table-cell office:value-type="float" office:value="-677105264261189" table:style-name="ce2">
            <text:p>-677.105.264.261.1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7901" table:style-name="ce1">
            <text:p>940017901</text:p>
          </table:table-cell>
          <table:table-cell office:value-type="string" table:style-name="ce1">
            <text:p>ESCUELA DE EDUCACION INTEGRAL ANEXO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TIAGO RUPATINI 379</text:p>
          </table:table-cell>
          <table:table-cell office:value-type="string" table:style-name="ce1">
            <text:p>V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545111704804587" table:style-name="ce2">
            <text:p>-545.111.704.804.587</text:p>
          </table:table-cell>
          <table:table-cell office:value-type="float" office:value="-671961124157974" table:style-name="ce2">
            <text:p>-671.961.124.157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000" table:style-name="ce1">
            <text:p>940018000</text:p>
          </table:table-cell>
          <table:table-cell office:value-type="string" table:style-name="ce1">
            <text:p>ESCUELA PROVINCIAL N° 43 - HÉRO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osky y Yourka Reconquista Orosky y Yourka</text:p>
          </table:table-cell>
          <table:table-cell office:value-type="float" office:value="9420" table:style-name="ce1">
            <text:p>9420</text:p>
          </table:table-cell>
          <table:table-cell office:value-type="string" table:style-name="ce1">
            <text:p>441192 - 441799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53802262" table:style-name="ce2">
            <text:p>-53.802.262</text:p>
          </table:table-cell>
          <table:table-cell office:value-type="float" office:value="-676613185" table:style-name="ce2">
            <text:p>-676.613.1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100" table:style-name="ce1">
            <text:p>940018100</text:p>
          </table:table-cell>
          <table:table-cell office:value-type="string" table:style-name="ce1">
            <text:p>JARDÍN DE INFANTES N°21 - DÍAS DE MAG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rgacs y Pasaje San Juan Bishop Forgacs y Pasaje San Juan</text:p>
          </table:table-cell>
          <table:table-cell office:value-type="float" office:value="9420" table:style-name="ce1">
            <text:p>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537911553" table:style-name="ce2">
            <text:p>-537.911.553</text:p>
          </table:table-cell>
          <table:table-cell office:value-type="float" office:value="-677240852" table:style-name="ce2">
            <text:p>-677.240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200" table:style-name="ce1">
            <text:p>940018200</text:p>
          </table:table-cell>
          <table:table-cell office:value-type="string" table:style-name="ce1">
            <text:p>Sup.Esc. Ushu.Inic,EGB1y2;Prim.Adult.y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548019121" table:style-name="ce2">
            <text:p>-548.019.121</text:p>
          </table:table-cell>
          <table:table-cell office:value-type="float" office:value="-683029511" table:style-name="ce2">
            <text:p>-683.029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300" table:style-name="ce1">
            <text:p>940018300</text:p>
          </table:table-cell>
          <table:table-cell office:value-type="string" table:style-name="ce1">
            <text:p>Supervisión Escolar Ushuaia-Secundario,EGB3y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48019121" table:style-name="ce2">
            <text:p>-548.019.121</text:p>
          </table:table-cell>
          <table:table-cell office:value-type="float" office:value="-683029511" table:style-name="ce2">
            <text:p>-683.029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400" table:style-name="ce1">
            <text:p>940018400</text:p>
          </table:table-cell>
          <table:table-cell office:value-type="string" table:style-name="ce1">
            <text:p>Supervisión Escolar Río Grande - Inicial, EGB 1 y 2, Primario Adulto y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537860374" table:style-name="ce2">
            <text:p>-537.860.374</text:p>
          </table:table-cell>
          <table:table-cell office:value-type="float" office:value="-677002243" table:style-name="ce2">
            <text:p>-677.002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500" table:style-name="ce1">
            <text:p>940018500</text:p>
          </table:table-cell>
          <table:table-cell office:value-type="string" table:style-name="ce1">
            <text:p>Supervisión Escolar Río Grande - Secundario, EGB 3, Polimod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37860374" table:style-name="ce2">
            <text:p>-537.860.374</text:p>
          </table:table-cell>
          <table:table-cell office:value-type="float" office:value="-677002243" table:style-name="ce2">
            <text:p>-677.002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600" table:style-name="ce1">
            <text:p>940018600</text:p>
          </table:table-cell>
          <table:table-cell office:value-type="string" table:style-name="ce1">
            <text:p>METODO DE ALFABETIZACION YO, SÍ PUEDO - USHUA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USHUAIA</text:p>
          </table:table-cell>
          <table:table-cell office:value-type="string" table:style-name="ce1">
            <text:p>USHUA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48019121" table:style-name="ce2">
            <text:p>-548.019.121</text:p>
          </table:table-cell>
          <table:table-cell office:value-type="float" office:value="-683029511" table:style-name="ce2">
            <text:p>-683.029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601" table:style-name="ce1">
            <text:p>940018601</text:p>
          </table:table-cell>
          <table:table-cell office:value-type="string" table:style-name="ce1">
            <text:p>METODO DE ALFABETIZACION YO, SÍ PUEDO - RÍO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37860374" table:style-name="ce2">
            <text:p>-537.860.374</text:p>
          </table:table-cell>
          <table:table-cell office:value-type="float" office:value="-677002243" table:style-name="ce2">
            <text:p>-677.002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602" table:style-name="ce1">
            <text:p>940018602</text:p>
          </table:table-cell>
          <table:table-cell office:value-type="string" table:style-name="ce1">
            <text:p>METODO DE ALFABETIZACION YO, SÍ PUEDO - TOLHU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-545079269" table:style-name="ce2">
            <text:p>-545.079.269</text:p>
          </table:table-cell>
          <table:table-cell office:value-type="float" office:value="-671923676" table:style-name="ce2">
            <text:p>-671.923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700" table:style-name="ce1">
            <text:p>940018700</text:p>
          </table:table-cell>
          <table:table-cell office:value-type="string" table:style-name="ce1">
            <text:p>JARDIN DE INFANTES N°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EGORIO MATORRA 3820 CHACRA XIII</text:p>
          </table:table-cell>
          <table:table-cell office:value-type="float" office:value="9420" table:style-name="ce1">
            <text:p>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800" table:style-name="ce1">
            <text:p>940018800</text:p>
          </table:table-cell>
          <table:table-cell office:value-type="string" table:style-name="ce1">
            <text:p>JARDIN DE INFANTES N°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EPACHE 532 ENTRE CRUM Y POLICIA FUEGUINA</text:p>
          </table:table-cell>
          <table:table-cell office:value-type="float" office:value="9412" table:style-name="ce1">
            <text:p>9412</text:p>
          </table:table-cell>
          <table:table-cell table:style-name="ce1"/>
          <table:table-cell office:value-type="string" table:style-name="ce1">
            <text:p>TOLHUIN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Tierra del Fuego</text:p>
          </table:table-cell>
          <table:table-cell office:value-type="float" office:value="940018900" table:style-name="ce1">
            <text:p>940018900</text:p>
          </table:table-cell>
          <table:table-cell office:value-type="string" table:style-name="ce1">
            <text:p>COLEGIO PROVINCIAL DE NIVEL SECUNDARIO N°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IALMARINI ANTONIO 3472</text:p>
          </table:table-cell>
          <table:table-cell office:value-type="float" office:value="9420" table:style-name="ce1">
            <text:p>9420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RIO GRAND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number-rows-repeated="10483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3:16:18Z</dc:date>
  </office:meta>
</office:document-meta>
</file>